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0000" draw:fill="solid" draw:fill-color="#ffd8ce" draw:opacity="80%" draw:textarea-horizontal-align="justify" draw:textarea-vertical-align="middle" draw:auto-grow-height="false" fo:min-height="3.179cm" fo:min-width="16.645cm"/>
    </style:style>
    <style:style style:name="gr2" style:family="graphic" style:parent-style-name="standard">
      <style:graphic-properties draw:stroke="none" svg:stroke-color="#ff0000" draw:fill="solid" draw:fill-color="#fff5ce" draw:opacity="80%" draw:textarea-horizontal-align="justify" draw:textarea-vertical-align="middle" draw:auto-grow-height="false" fo:min-height="2.798cm" fo:min-width="16.639cm"/>
    </style:style>
    <style:style style:name="gr3" style:family="graphic" style:parent-style-name="standard">
      <style:graphic-properties draw:stroke="none" svg:stroke-color="#ff0000" draw:fill="solid" draw:fill-color="#dde8cb" draw:opacity="80%" draw:textarea-horizontal-align="justify" draw:textarea-vertical-align="middle" draw:auto-grow-height="false" fo:min-height="2.925cm" fo:min-width="16.643cm"/>
    </style:style>
    <style:style style:name="gr4" style:family="graphic" style:parent-style-name="standard">
      <style:graphic-properties draw:stroke="none" svg:stroke-color="#ff0000" draw:fill="solid" draw:fill-color="#dee6ef" draw:opacity="80%" draw:textarea-horizontal-align="justify" draw:textarea-vertical-align="middle" draw:auto-grow-height="false" fo:min-height="2.798cm" fo:min-width="16.644cm"/>
    </style:style>
    <style:style style:name="gr5" style:family="graphic" style:parent-style-name="standard">
      <style:graphic-properties svg:stroke-width="0.035cm" draw:marker-start-width="0.252cm" draw:marker-end-width="0.252cm" draw:fill="solid" draw:fill-color="#eeeeee" draw:textarea-horizontal-align="justify" draw:textarea-vertical-align="middle" draw:auto-grow-height="false" fo:min-height="1.02cm" fo:min-width="3.31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draw:marker-start-width="0.252cm" draw:marker-end-width="0.252cm" draw:fill="solid" draw:fill-color="#eeeeee" draw:textarea-horizontal-align="justify" draw:textarea-vertical-align="middle" draw:auto-grow-height="false" fo:min-height="0.986cm" fo:min-width="3.276cm" fo:padding-top="0.142cm" fo:padding-bottom="0.142cm" fo:padding-left="0.267cm" fo:padding-right="0.267cm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9" draw:marker-end-width="0.3cm" draw:fill="none" draw:textarea-vertical-align="middle"/>
    </style:style>
    <style:style style:name="gr10" style:family="graphic" style:parent-style-name="objectwithoutfill">
      <style:graphic-properties draw:marker-end="Arrowheads_20_10" draw:marker-end-width="0.3cm" draw:fill="none" draw:textarea-vertical-align="middle"/>
    </style:style>
    <style:style style:name="gr11" style:family="graphic" style:parent-style-name="objectwithoutfill">
      <style:graphic-properties draw:marker-end="Arrowheads_20_14" draw:marker-end-width="0.3cm" draw:fill="none" draw:textarea-vertical-align="middle"/>
    </style:style>
    <style:style style:name="gr12" style:family="graphic" style:parent-style-name="objectwithoutfill">
      <style:graphic-properties draw:marker-end="Arrowheads_20_16" draw:marker-end-width="0.3cm" draw:fill="none" draw:textarea-vertical-align="middle"/>
    </style:style>
    <style:style style:name="gr13" style:family="graphic" style:parent-style-name="objectwithoutfill">
      <style:graphic-properties draw:marker-end="Arrowheads_20_17" draw:marker-end-width="0.3cm" draw:fill="none" draw:textarea-vertical-align="middle"/>
    </style:style>
    <style:style style:name="gr14" style:family="graphic" style:parent-style-name="objectwithoutfill">
      <style:graphic-properties draw:marker-end="Arrowheads_20_18" draw:marker-end-width="0.3cm" draw:fill="none" draw:textarea-vertical-align="middle"/>
    </style:style>
    <style:style style:name="gr15" style:family="graphic" style:parent-style-name="objectwithoutfill">
      <style:graphic-properties draw:marker-end="Arrowheads_20_19" draw:marker-end-width="0.3cm" draw:fill="none" draw:textarea-vertical-align="middle"/>
    </style:style>
    <style:style style:name="gr16" style:family="graphic" style:parent-style-name="objectwithoutfill">
      <style:graphic-properties draw:marker-end="Arrowheads_20_20" draw:marker-end-width="0.3cm" draw:fill="none" draw:textarea-vertical-align="middle"/>
    </style:style>
    <style:style style:name="gr17" style:family="graphic" style:parent-style-name="objectwithoutfill">
      <style:graphic-properties draw:marker-end="Arrowheads_20_23" draw:marker-end-width="0.3cm" draw:fill="none" draw:textarea-vertical-align="middle"/>
    </style:style>
    <style:style style:name="gr18" style:family="graphic" style:parent-style-name="objectwithoutfill">
      <style:graphic-properties draw:marker-end="Arrowheads_20_24" draw:marker-end-width="0.3cm" draw:fill="none" draw:textarea-vertical-align="middle"/>
    </style:style>
    <style:style style:name="gr19" style:family="graphic" style:parent-style-name="objectwithoutfill">
      <style:graphic-properties draw:marker-end="Arrowheads_20_25" draw:marker-end-width="0.3cm" draw:fill="none" draw:textarea-vertical-align="middle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913cm" fo:min-width="3.701cm" fo:wrap-option="no-wrap"/>
    </style:style>
    <style:style style:name="gr21" style:family="graphic" style:parent-style-name="objectwithoutfill">
      <style:graphic-properties draw:marker-end="Arrowheads_20_42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258cm"/>
    </style:style>
    <style:style style:name="gr23" style:family="graphic" style:parent-style-name="standard">
      <style:graphic-properties draw:stroke="none" svg:stroke-color="#000000" draw:fill="none" draw:fill-color="#ffffff" fo:min-height="0.512cm"/>
    </style:style>
    <style:style style:name="gr24" style:family="graphic" style:parent-style-name="standard">
      <style:graphic-properties draw:stroke="none" svg:stroke-color="#000000" draw:fill="none" draw:fill-color="#ffffff" fo:min-height="0.385cm"/>
    </style:style>
    <style:style style:name="gr25" style:family="graphic" style:parent-style-name="standard">
      <style:graphic-properties draw:stroke="none" svg:stroke-color="#000000" draw:fill="none" draw:fill-color="#ffffff" fo:min-height="0.436cm"/>
    </style:style>
    <style:style style:name="gr26" style:family="graphic" style:parent-style-name="standard">
      <style:graphic-properties draw:stroke="none" svg:stroke-color="#000000" draw:fill="none" draw:fill-color="#ffffff" fo:min-height="0.502cm"/>
    </style:style>
    <style:style style:name="gr27" style:family="graphic" style:parent-style-name="standard">
      <style:graphic-properties draw:stroke="none" svg:stroke-color="#000000" draw:fill="none" draw:fill-color="#ffffff" fo:min-height="0.424cm"/>
    </style:style>
    <style:style style:name="gr28" style:family="graphic" style:parent-style-name="standard">
      <style:graphic-properties draw:stroke="none" svg:stroke-color="#000000" draw:fill="none" draw:fill-color="#ffffff" fo:min-height="0.131cm"/>
    </style:style>
    <style:style style:name="gr29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</style:style>
    <style:style style:name="gr30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</style:style>
    <style:style style:name="gr31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</style:style>
    <style:style style:name="gr32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</style:style>
    <style:style style:name="gr33" style:family="graphic" style:parent-style-name="objectwithoutfill">
      <style:graphic-properties draw:marker-end="Arrowheads_20_26" draw:marker-end-width="0.3cm" draw:fill="none" draw:textarea-vertical-align="middle"/>
    </style:style>
    <style:style style:name="gr34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</style:style>
    <style:style style:name="gr35" style:family="graphic" style:parent-style-name="objectwithoutfill">
      <style:graphic-properties draw:marker-end="Arrowheads_20_27" draw:marker-end-width="0.3cm" draw:fill="none" draw:textarea-vertical-align="middle"/>
    </style:style>
    <style:style style:name="gr36" style:family="graphic" style:parent-style-name="objectwithoutfill">
      <style:graphic-properties draw:marker-end="Arrowheads_20_36" draw:marker-end-width="0.3cm" draw:fill="none" draw:textarea-vertical-align="middle"/>
    </style:style>
    <style:style style:name="gr37" style:family="graphic" style:parent-style-name="objectwithoutfill">
      <style:graphic-properties draw:marker-end="Arrowheads_20_38" draw:marker-end-width="0.3cm" draw:fill="none" draw:textarea-vertical-align="middle"/>
    </style:style>
    <style:style style:name="gr38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</style:style>
    <style:style style:name="gr39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40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41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</style:style>
    <style:style style:name="gr42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43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</style:style>
    <style:style style:name="gr44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45" style:family="graphic" style:parent-style-name="objectwithoutfill">
      <style:graphic-properties svg:stroke-color="#cccccc" draw:marker-end="Arrowheads_20_26" draw:marker-end-width="0.3cm" draw:fill="none" draw:opacity="30%" draw:textarea-vertical-align="middle"/>
    </style:style>
    <style:style style:name="gr46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</style:style>
    <style:style style:name="gr47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</style:style>
    <style:style style:name="gr48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</style:style>
    <style:style style:name="gr49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</style:style>
    <style:style style:name="gr50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</style:style>
    <style:style style:name="gr51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52" style:family="graphic" style:parent-style-name="standard" style:list-style-name="L1">
      <style:graphic-properties draw:fill-color="#dde8cb" draw:textarea-horizontal-align="justify" draw:textarea-vertical-align="middle" draw:auto-grow-height="false" fo:min-height="0.648cm" fo:min-width="1.296cm"/>
    </style:style>
    <style:style style:name="gr53" style:family="graphic" style:parent-style-name="objectwithoutfill">
      <style:graphic-properties svg:stroke-color="#2a6099" draw:marker-end="Arrowheads_20_27" draw:marker-end-width="0.3cm" draw:fill="none" draw:textarea-vertical-align="middle"/>
    </style:style>
    <style:style style:name="gr54" style:family="graphic" style:parent-style-name="objectwithoutfill">
      <style:graphic-properties draw:marker-end="Arrowheads_20_28" draw:marker-end-width="0.3cm" draw:fill="none" draw:textarea-vertical-align="middle"/>
    </style:style>
    <style:style style:name="gr55" style:family="graphic" style:parent-style-name="objectwithoutfill">
      <style:graphic-properties draw:marker-end="Arrowheads_20_29" draw:marker-end-width="0.3cm" draw:fill="none" draw:textarea-vertical-align="middle"/>
    </style:style>
    <style:style style:name="gr56" style:family="graphic" style:parent-style-name="objectwithoutfill">
      <style:graphic-properties draw:marker-end="Arrowheads_20_30" draw:marker-end-width="0.3cm" draw:fill="none" draw:textarea-vertical-align="middle"/>
    </style:style>
    <style:style style:name="gr57" style:family="graphic" style:parent-style-name="objectwithoutfill">
      <style:graphic-properties draw:marker-end="Arrowheads_20_31" draw:marker-end-width="0.3cm" draw:fill="none" draw:textarea-vertical-align="middle"/>
    </style:style>
    <style:style style:name="gr58" style:family="graphic" style:parent-style-name="objectwithoutfill">
      <style:graphic-properties draw:marker-end="Arrowheads_20_32" draw:marker-end-width="0.3cm" draw:fill="none" draw:textarea-vertical-align="middle"/>
    </style:style>
    <style:style style:name="gr59" style:family="graphic" style:parent-style-name="objectwithoutfill">
      <style:graphic-properties draw:marker-end="Arrowheads_20_33" draw:marker-end-width="0.3cm" draw:fill="none" draw:textarea-vertical-align="middle"/>
    </style:style>
    <style:style style:name="gr60" style:family="graphic" style:parent-style-name="objectwithoutfill">
      <style:graphic-properties draw:marker-end="Arrowheads_20_34" draw:marker-end-width="0.3cm" draw:fill="none" draw:textarea-vertical-align="middle"/>
    </style:style>
    <style:style style:name="gr61" style:family="graphic" style:parent-style-name="objectwithoutfill">
      <style:graphic-properties draw:marker-end="Arrowheads_20_37" draw:marker-end-width="0.3cm" draw:fill="none" draw:textarea-vertical-align="middle"/>
    </style:style>
    <style:style style:name="gr62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63" style:family="graphic" style:parent-style-name="objectwithoutfill">
      <style:graphic-properties svg:stroke-color="#cccccc" draw:marker-end="Arrowheads_20_48" draw:marker-end-width="0.3cm" draw:fill="none" draw:textarea-vertical-align="middle"/>
    </style:style>
    <style:style style:name="gr64" style:family="graphic" style:parent-style-name="objectwithoutfill">
      <style:graphic-properties svg:stroke-color="#cccccc" draw:marker-end="Arrowheads_20_49" draw:marker-end-width="0.3cm" draw:fill="none" draw:textarea-vertical-align="middle"/>
    </style:style>
    <style:style style:name="gr65" style:family="graphic" style:parent-style-name="objectwithoutfill">
      <style:graphic-properties svg:stroke-color="#cccccc" draw:marker-end="Arrowheads_20_50" draw:marker-end-width="0.3cm" draw:fill="none" draw:textarea-vertical-align="middle"/>
    </style:style>
    <style:style style:name="gr66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67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68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69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70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71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72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73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74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75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76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77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78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79" style:family="graphic" style:parent-style-name="objectwithoutfill">
      <style:graphic-properties svg:stroke-color="#cccccc" draw:marker-end="Arrowheads_20_27" draw:marker-end-width="0.3cm" draw:fill="none" draw:textarea-vertical-align="middle"/>
    </style:style>
    <style:style style:name="gr80" style:family="graphic" style:parent-style-name="objectwithoutfill">
      <style:graphic-properties svg:stroke-color="#cccccc" draw:marker-end="Arrowheads_20_28" draw:marker-end-width="0.3cm" draw:fill="none" draw:textarea-vertical-align="middle"/>
    </style:style>
    <style:style style:name="gr81" style:family="graphic" style:parent-style-name="objectwithoutfill">
      <style:graphic-properties svg:stroke-color="#cccccc" draw:marker-end="Arrowheads_20_29" draw:marker-end-width="0.3cm" draw:fill="none" draw:textarea-vertical-align="middle"/>
    </style:style>
    <style:style style:name="gr82" style:family="graphic" style:parent-style-name="objectwithoutfill">
      <style:graphic-properties svg:stroke-color="#cccccc" draw:marker-end="Arrowheads_20_30" draw:marker-end-width="0.3cm" draw:fill="none" draw:textarea-vertical-align="middle"/>
    </style:style>
    <style:style style:name="gr83" style:family="graphic" style:parent-style-name="objectwithoutfill">
      <style:graphic-properties svg:stroke-color="#cccccc" draw:marker-end="Arrowheads_20_31" draw:marker-end-width="0.3cm" draw:fill="none" draw:textarea-vertical-align="middle"/>
    </style:style>
    <style:style style:name="gr84" style:family="graphic" style:parent-style-name="objectwithoutfill">
      <style:graphic-properties svg:stroke-color="#cccccc" draw:marker-end="Arrowheads_20_32" draw:marker-end-width="0.3cm" draw:fill="none" draw:textarea-vertical-align="middle"/>
    </style:style>
    <style:style style:name="gr85" style:family="graphic" style:parent-style-name="objectwithoutfill">
      <style:graphic-properties svg:stroke-color="#cccccc" draw:marker-end="Arrowheads_20_33" draw:marker-end-width="0.3cm" draw:fill="none" draw:textarea-vertical-align="middle"/>
    </style:style>
    <style:style style:name="gr86" style:family="graphic" style:parent-style-name="objectwithoutfill">
      <style:graphic-properties svg:stroke-color="#cccccc" draw:marker-end="Arrowheads_20_34" draw:marker-end-width="0.3cm" draw:fill="none" draw:textarea-vertical-align="middle"/>
    </style:style>
    <style:style style:name="gr87" style:family="graphic" style:parent-style-name="objectwithoutfill">
      <style:graphic-properties svg:stroke-color="#cccccc" draw:marker-end="Arrowheads_20_36" draw:marker-end-width="0.3cm" draw:fill="none" draw:textarea-vertical-align="middle"/>
    </style:style>
    <style:style style:name="gr88" style:family="graphic" style:parent-style-name="objectwithoutfill">
      <style:graphic-properties svg:stroke-color="#cccccc" draw:marker-end="Arrowheads_20_37" draw:marker-end-width="0.3cm" draw:fill="none" draw:textarea-vertical-align="middle"/>
    </style:style>
    <style:style style:name="gr89" style:family="graphic" style:parent-style-name="objectwithoutfill">
      <style:graphic-properties svg:stroke-color="#cccccc" draw:marker-end="Arrowheads_20_38" draw:marker-end-width="0.3cm" draw:fill="none" draw:textarea-vertical-align="middle"/>
    </style:style>
    <style:style style:name="gr90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91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92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93" style:family="graphic" style:parent-style-name="objectwithoutfill">
      <style:graphic-properties draw:marker-end="Arrowheads_20_43" draw:marker-end-width="0.3cm" draw:fill="none" draw:textarea-vertical-align="middle"/>
    </style:style>
    <style:style style:name="gr94" style:family="graphic" style:parent-style-name="objectwithoutfill">
      <style:graphic-properties draw:marker-end="Arrowheads_20_44" draw:marker-end-width="0.3cm" draw:fill="none" draw:textarea-vertical-align="middle"/>
    </style:style>
    <style:style style:name="gr95" style:family="graphic" style:parent-style-name="objectwithoutfill">
      <style:graphic-properties draw:marker-end="Arrowheads_20_46" draw:marker-end-width="0.3cm" draw:fill="none" draw:textarea-vertical-align="middle"/>
    </style:style>
    <style:style style:name="gr96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97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98" style:family="graphic" style:parent-style-name="objectwithoutfill">
      <style:graphic-properties draw:marker-end="Arrowheads_20_44" draw:marker-end-width="0.3cm" draw:fill="none" draw:textarea-vertical-align="middle"/>
    </style:style>
    <style:style style:name="gr99" style:family="graphic" style:parent-style-name="objectwithoutfill">
      <style:graphic-properties draw:marker-end="Arrowheads_20_47" draw:marker-end-width="0.3cm" draw:fill="none" draw:textarea-vertical-align="middle"/>
    </style:style>
    <style:style style:name="gr100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01" style:family="graphic" style:parent-style-name="objectwithoutfill">
      <style:graphic-properties draw:marker-end="Arrowheads_20_51" draw:marker-end-width="0.3cm" draw:fill="none" draw:textarea-vertical-align="middle"/>
    </style:style>
    <style:style style:name="gr102" style:family="graphic" style:parent-style-name="objectwithoutfill">
      <style:graphic-properties draw:marker-end="Arrowheads_20_52" draw:marker-end-width="0.3cm" draw:fill="none" draw:textarea-vertical-align="middle"/>
    </style:style>
    <style:style style:name="gr103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104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105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106" style:family="graphic" style:parent-style-name="objectwithoutfill">
      <style:graphic-properties draw:marker-end="Arrowheads_20_53" draw:marker-end-width="0.3cm" draw:fill="none" draw:textarea-vertical-align="middle"/>
    </style:style>
    <style:style style:name="gr107" style:family="graphic" style:parent-style-name="objectwithoutfill">
      <style:graphic-properties draw:marker-end="Arrowheads_20_54" draw:marker-end-width="0.3cm" draw:fill="none" draw:textarea-vertical-align="middle"/>
    </style:style>
    <style:style style:name="gr108" style:family="graphic" style:parent-style-name="standard" style:list-style-name="L1">
      <style:graphic-properties draw:fill-color="#fff5ce" draw:textarea-horizontal-align="justify" draw:textarea-vertical-align="middle" draw:auto-grow-height="false" fo:min-height="0.648cm" fo:min-width="1.296cm"/>
    </style:style>
    <style:style style:name="gr109" style:family="graphic" style:parent-style-name="objectwithoutfill">
      <style:graphic-properties draw:marker-end="Arrowheads_20_55" draw:marker-end-width="0.3cm" draw:fill="none" draw:textarea-vertical-align="middle"/>
    </style:style>
    <style:style style:name="gr110" style:family="graphic" style:parent-style-name="objectwithoutfill">
      <style:graphic-properties draw:marker-end="Arrowheads_20_56" draw:marker-end-width="0.3cm" draw:fill="none" draw:textarea-vertical-align="middle"/>
    </style:style>
    <style:style style:name="gr111" style:family="graphic" style:parent-style-name="objectwithoutfill">
      <style:graphic-properties draw:marker-end="Arrowheads_20_57" draw:marker-end-width="0.3cm" draw:fill="none" draw:textarea-vertical-align="middle"/>
    </style:style>
    <style:style style:name="gr112" style:family="graphic" style:parent-style-name="objectwithoutfill">
      <style:graphic-properties draw:marker-end="Arrowheads_20_58" draw:marker-end-width="0.3cm" draw:fill="none" draw:textarea-vertical-align="middle"/>
    </style:style>
    <style:style style:name="gr113" style:family="graphic" style:parent-style-name="objectwithoutfill">
      <style:graphic-properties draw:marker-end="Arrowheads_20_67" draw:marker-end-width="0.3cm" draw:fill="none" draw:textarea-vertical-align="middle"/>
    </style:style>
    <style:style style:name="gr114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15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16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17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18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19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20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21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22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23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24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25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26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27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28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29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30" style:family="graphic" style:parent-style-name="objectwithoutfill">
      <style:graphic-properties svg:stroke-color="#cccccc" draw:marker-end="Arrowheads_20_43" draw:marker-end-width="0.3cm" draw:fill="none" draw:textarea-vertical-align="middle"/>
    </style:style>
    <style:style style:name="gr131" style:family="graphic" style:parent-style-name="objectwithoutfill">
      <style:graphic-properties svg:stroke-color="#cccccc" draw:marker-end="Arrowheads_20_44" draw:marker-end-width="0.3cm" draw:fill="none" draw:textarea-vertical-align="middle"/>
    </style:style>
    <style:style style:name="gr132" style:family="graphic" style:parent-style-name="objectwithoutfill">
      <style:graphic-properties svg:stroke-color="#cccccc" draw:marker-end="Arrowheads_20_46" draw:marker-end-width="0.3cm" draw:fill="none" draw:textarea-vertical-align="middle"/>
    </style:style>
    <style:style style:name="gr133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34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35" style:family="graphic" style:parent-style-name="objectwithoutfill">
      <style:graphic-properties svg:stroke-color="#cccccc" draw:marker-end="Arrowheads_20_47" draw:marker-end-width="0.3cm" draw:fill="none" draw:textarea-vertical-align="middle"/>
    </style:style>
    <style:style style:name="gr136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37" style:family="graphic" style:parent-style-name="objectwithoutfill">
      <style:graphic-properties svg:stroke-color="#cccccc" draw:marker-end="Arrowheads_20_51" draw:marker-end-width="0.3cm" draw:fill="none" draw:textarea-vertical-align="middle"/>
    </style:style>
    <style:style style:name="gr138" style:family="graphic" style:parent-style-name="objectwithoutfill">
      <style:graphic-properties svg:stroke-color="#cccccc" draw:marker-end="Arrowheads_20_52" draw:marker-end-width="0.3cm" draw:fill="none" draw:textarea-vertical-align="middle"/>
    </style:style>
    <style:style style:name="gr139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40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41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42" style:family="graphic" style:parent-style-name="objectwithoutfill">
      <style:graphic-properties svg:stroke-color="#cccccc" draw:marker-end="Arrowheads_20_53" draw:marker-end-width="0.3cm" draw:fill="none" draw:textarea-vertical-align="middle"/>
    </style:style>
    <style:style style:name="gr143" style:family="graphic" style:parent-style-name="objectwithoutfill">
      <style:graphic-properties svg:stroke-color="#cccccc" draw:marker-end="Arrowheads_20_54" draw:marker-end-width="0.3cm" draw:fill="none" draw:textarea-vertical-align="middle"/>
    </style:style>
    <style:style style:name="gr144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45" style:family="graphic" style:parent-style-name="objectwithoutfill">
      <style:graphic-properties svg:stroke-color="#cccccc" draw:marker-end="Arrowheads_20_55" draw:marker-end-width="0.3cm" draw:fill="none" draw:textarea-vertical-align="middle"/>
    </style:style>
    <style:style style:name="gr146" style:family="graphic" style:parent-style-name="objectwithoutfill">
      <style:graphic-properties svg:stroke-color="#cccccc" draw:marker-end="Arrowheads_20_56" draw:marker-end-width="0.3cm" draw:fill="none" draw:textarea-vertical-align="middle"/>
    </style:style>
    <style:style style:name="gr147" style:family="graphic" style:parent-style-name="objectwithoutfill">
      <style:graphic-properties svg:stroke-color="#cccccc" draw:marker-end="Arrowheads_20_57" draw:marker-end-width="0.3cm" draw:fill="none" draw:textarea-vertical-align="middle"/>
    </style:style>
    <style:style style:name="gr148" style:family="graphic" style:parent-style-name="objectwithoutfill">
      <style:graphic-properties svg:stroke-color="#cccccc" draw:marker-end="Arrowheads_20_58" draw:marker-end-width="0.3cm" draw:fill="none" draw:textarea-vertical-align="middle"/>
    </style:style>
    <style:style style:name="gr149" style:family="graphic" style:parent-style-name="standard" style:list-style-name="L1">
      <style:graphic-properties draw:fill-color="#ffd8ce" draw:textarea-horizontal-align="justify" draw:textarea-vertical-align="middle" draw:auto-grow-height="false" fo:min-height="0.648cm" fo:min-width="1.296cm"/>
    </style:style>
    <style:style style:name="gr150" style:family="graphic" style:parent-style-name="objectwithoutfill">
      <style:graphic-properties draw:marker-end="Arrowheads_20_59" draw:marker-end-width="0.3cm" draw:fill="none" draw:textarea-vertical-align="middle"/>
    </style:style>
    <style:style style:name="gr151" style:family="graphic" style:parent-style-name="objectwithoutfill">
      <style:graphic-properties draw:marker-end="Arrowheads_20_60" draw:marker-end-width="0.3cm" draw:fill="none" draw:textarea-vertical-align="middle"/>
    </style:style>
    <style:style style:name="gr152" style:family="graphic" style:parent-style-name="objectwithoutfill">
      <style:graphic-properties draw:marker-end="Arrowheads_20_61" draw:marker-end-width="0.3cm" draw:fill="none" draw:textarea-vertical-align="middle"/>
    </style:style>
    <style:style style:name="gr153" style:family="graphic" style:parent-style-name="objectwithoutfill">
      <style:graphic-properties draw:marker-end="Arrowheads_20_62" draw:marker-end-width="0.3cm" draw:fill="none" draw:textarea-vertical-align="middle"/>
    </style:style>
    <style:style style:name="gr154" style:family="graphic" style:parent-style-name="objectwithoutfill">
      <style:graphic-properties draw:marker-end="Arrowheads_20_63" draw:marker-end-width="0.3cm" draw:fill="none" draw:textarea-vertical-align="middle"/>
    </style:style>
    <style:style style:name="gr155" style:family="graphic" style:parent-style-name="standard" style:list-style-name="L1">
      <style:graphic-properties draw:fill-color="#ffd8ce" draw:textarea-horizontal-align="justify" draw:textarea-vertical-align="middle" draw:auto-grow-height="false" fo:min-height="0.648cm" fo:min-width="1.296cm"/>
    </style:style>
    <style:style style:name="gr156" style:family="graphic" style:parent-style-name="standard" style:list-style-name="L1">
      <style:graphic-properties draw:fill-color="#ffd8ce" draw:textarea-horizontal-align="justify" draw:textarea-vertical-align="middle" draw:auto-grow-height="false" fo:min-height="0.648cm" fo:min-width="1.296cm"/>
    </style:style>
    <style:style style:name="gr157" style:family="graphic" style:parent-style-name="objectwithoutfill">
      <style:graphic-properties draw:marker-end="Arrowheads_20_64" draw:marker-end-width="0.3cm" draw:fill="none" draw:textarea-vertical-align="middle"/>
    </style:style>
    <style:style style:name="gr158" style:family="graphic" style:parent-style-name="objectwithoutfill">
      <style:graphic-properties draw:marker-end="Arrowheads_20_65" draw:marker-end-width="0.3cm" draw:fill="none" draw:textarea-vertical-align="middle"/>
    </style:style>
    <style:style style:name="gr159" style:family="graphic" style:parent-style-name="objectwithoutfill">
      <style:graphic-properties draw:marker-end="Arrowheads_20_66" draw:marker-end-width="0.3cm" draw:fill="none" draw:textarea-vertical-align="middle"/>
    </style:style>
    <style:style style:name="gr160" style:family="graphic" style:parent-style-name="objectwithoutfill">
      <style:graphic-properties svg:stroke-color="#cccccc" draw:marker-end="Arrowheads_20_68" draw:marker-end-width="0.3cm" draw:fill="none" draw:textarea-vertical-align="middle"/>
    </style:style>
    <style:style style:name="gr161" style:family="graphic" style:parent-style-name="standard" style:list-style-name="L1">
      <style:graphic-properties draw:fill-color="#ffd8ce" draw:textarea-horizontal-align="justify" draw:textarea-vertical-align="middle" draw:auto-grow-height="false" fo:min-height="0.648cm" fo:min-width="1.296cm"/>
    </style:style>
    <style:style style:name="gr162" style:family="graphic" style:parent-style-name="standard" style:list-style-name="L1">
      <style:graphic-properties draw:fill-color="#ffd8ce" draw:textarea-horizontal-align="justify" draw:textarea-vertical-align="middle" draw:auto-grow-height="false" fo:min-height="0.648cm" fo:min-width="1.296cm"/>
    </style:style>
    <style:style style:name="gr163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64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65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66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67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68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69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70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71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72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73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74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75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176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77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78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79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80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81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182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83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84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85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186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</style:style>
    <style:style style:name="gr187" style:family="graphic" style:parent-style-name="objectwithoutfill">
      <style:graphic-properties svg:stroke-color="#cccccc" draw:marker-end="Arrowheads_20_59" draw:marker-end-width="0.3cm" draw:fill="none" draw:textarea-vertical-align="middle"/>
    </style:style>
    <style:style style:name="gr188" style:family="graphic" style:parent-style-name="objectwithoutfill">
      <style:graphic-properties svg:stroke-color="#cccccc" draw:marker-end="Arrowheads_20_60" draw:marker-end-width="0.3cm" draw:fill="none" draw:textarea-vertical-align="middle"/>
    </style:style>
    <style:style style:name="gr189" style:family="graphic" style:parent-style-name="objectwithoutfill">
      <style:graphic-properties svg:stroke-color="#cccccc" draw:marker-end="Arrowheads_20_61" draw:marker-end-width="0.3cm" draw:fill="none" draw:textarea-vertical-align="middle"/>
    </style:style>
    <style:style style:name="gr190" style:family="graphic" style:parent-style-name="objectwithoutfill">
      <style:graphic-properties svg:stroke-color="#cccccc" draw:marker-end="Arrowheads_20_62" draw:marker-end-width="0.3cm" draw:fill="none" draw:textarea-vertical-align="middle"/>
    </style:style>
    <style:style style:name="gr191" style:family="graphic" style:parent-style-name="objectwithoutfill">
      <style:graphic-properties svg:stroke-color="#cccccc" draw:marker-end="Arrowheads_20_63" draw:marker-end-width="0.3cm" draw:fill="none" draw:textarea-vertical-align="middle"/>
    </style:style>
    <style:style style:name="gr192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</style:style>
    <style:style style:name="gr193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</style:style>
    <style:style style:name="gr194" style:family="graphic" style:parent-style-name="objectwithoutfill">
      <style:graphic-properties svg:stroke-color="#cccccc" draw:marker-end="Arrowheads_20_64" draw:marker-end-width="0.3cm" draw:fill="none" draw:textarea-vertical-align="middle"/>
    </style:style>
    <style:style style:name="gr195" style:family="graphic" style:parent-style-name="objectwithoutfill">
      <style:graphic-properties svg:stroke-color="#cccccc" draw:marker-end="Arrowheads_20_65" draw:marker-end-width="0.3cm" draw:fill="none" draw:textarea-vertical-align="middle"/>
    </style:style>
    <style:style style:name="gr196" style:family="graphic" style:parent-style-name="objectwithoutfill">
      <style:graphic-properties svg:stroke-color="#cccccc" draw:marker-end="Arrowheads_20_66" draw:marker-end-width="0.3cm" draw:fill="none" draw:textarea-vertical-align="middle"/>
    </style:style>
    <style:style style:name="gr197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</style:style>
    <style:style style:name="gr198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</style:style>
    <style:style style:name="gr199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200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201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202" style:family="graphic" style:parent-style-name="standard" style:list-style-name="L1">
      <style:graphic-properties svg:stroke-width="0.051cm" svg:stroke-color="#000000" draw:marker-start-width="0.279cm" draw:marker-end-width="0.076cm" draw:fill-color="#dee6ef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03" style:family="graphic" style:parent-style-name="standard" style:list-style-name="L1">
      <style:graphic-properties svg:stroke-width="0.051cm" svg:stroke-color="#000000" draw:marker-start-width="0.279cm" draw:marker-end-width="0.076cm" draw:fill-color="#dde8cb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04" style:family="graphic" style:parent-style-name="standard" style:list-style-name="L1">
      <style:graphic-properties svg:stroke-width="0.051cm" svg:stroke-color="#000000" draw:marker-start-width="0.279cm" draw:marker-end-width="0.076cm" draw:fill-color="#dee6ef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05" style:family="graphic" style:parent-style-name="objectwithoutfill">
      <style:graphic-properties svg:stroke-color="#000000" draw:marker-end="Arrowheads_20_26" draw:marker-end-width="0.3cm" draw:fill="none" draw:opacity="30%" draw:textarea-vertical-align="middle"/>
    </style:style>
    <style:style style:name="gr206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207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208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209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210" style:family="graphic" style:parent-style-name="standard" style:list-style-name="L1">
      <style:graphic-properties svg:stroke-color="#cccccc" draw:fill-color="#dde8cb" draw:opacity="30%" draw:textarea-horizontal-align="justify" draw:textarea-vertical-align="middle" draw:auto-grow-height="false" fo:min-height="0.648cm" fo:min-width="1.296cm"/>
    </style:style>
    <style:style style:name="gr211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212" style:family="graphic" style:parent-style-name="standard" style:list-style-name="L1">
      <style:graphic-properties svg:stroke-width="0.051cm" svg:stroke-color="#000000" draw:marker-start-width="0.279cm" draw:marker-end-width="0.076cm" draw:fill-color="#dde8cb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13" style:family="graphic" style:parent-style-name="objectwithoutfill">
      <style:graphic-properties svg:stroke-width="0.051cm" svg:stroke-color="#000000" draw:marker-start-width="0.279cm" draw:marker-end="Arrowheads_20_36" draw:marker-end-width="0.076cm" draw:fill="none" draw:textarea-vertical-align="middle" fo:padding-top="0.151cm" fo:padding-bottom="0.151cm" fo:padding-left="0.276cm" fo:padding-right="0.276cm"/>
    </style:style>
    <style:style style:name="gr214" style:family="graphic" style:parent-style-name="objectwithoutfill">
      <style:graphic-properties svg:stroke-width="0.051cm" svg:stroke-color="#000000" draw:marker-start-width="0.279cm" draw:marker-end="Arrowheads_20_38" draw:marker-end-width="0.076cm" draw:fill="none" draw:textarea-vertical-align="middle" fo:padding-top="0.151cm" fo:padding-bottom="0.151cm" fo:padding-left="0.276cm" fo:padding-right="0.276cm"/>
    </style:style>
    <style:style style:name="gr215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216" style:family="graphic" style:parent-style-name="standard" style:list-style-name="L1">
      <style:graphic-properties svg:stroke-width="0.051cm" svg:stroke-color="#000000" draw:marker-start-width="0.279cm" draw:marker-end-width="0.076cm" draw:fill="solid" draw:fill-color="#fff5ce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17" style:family="graphic" style:parent-style-name="standard" style:list-style-name="L1">
      <style:graphic-properties svg:stroke-width="0.051cm" svg:stroke-color="#000000" draw:marker-start-width="0.279cm" draw:marker-end-width="0.076cm" draw:fill="solid" draw:fill-color="#fff5ce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18" style:family="graphic" style:parent-style-name="objectwithoutfill">
      <style:graphic-properties svg:stroke-width="0.051cm" svg:stroke-color="#000000" draw:marker-start-width="0.279cm" draw:marker-end="Arrowheads_20_43" draw:marker-end-width="0.076cm" draw:fill="none" draw:textarea-vertical-align="middle" fo:padding-top="0.151cm" fo:padding-bottom="0.151cm" fo:padding-left="0.276cm" fo:padding-right="0.276cm"/>
    </style:style>
    <style:style style:name="gr219" style:family="graphic" style:parent-style-name="objectwithoutfill">
      <style:graphic-properties svg:stroke-width="0.051cm" svg:stroke-color="#000000" draw:marker-start-width="0.279cm" draw:marker-end="Arrowheads_20_46" draw:marker-end-width="0.076cm" draw:fill="none" draw:textarea-vertical-align="middle" fo:padding-top="0.151cm" fo:padding-bottom="0.151cm" fo:padding-left="0.276cm" fo:padding-right="0.276cm"/>
    </style:style>
    <style:style style:name="gr220" style:family="graphic" style:parent-style-name="standard" style:list-style-name="L1">
      <style:graphic-properties svg:stroke-width="0.051cm" svg:stroke-color="#000000" draw:marker-start-width="0.279cm" draw:marker-end-width="0.076cm" draw:fill="solid" draw:fill-color="#fff5ce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21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222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</style:style>
    <style:style style:name="gr223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224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225" style:family="graphic" style:parent-style-name="standard" style:list-style-name="L1">
      <style:graphic-properties svg:stroke-color="#cccccc" draw:fill-color="#fff5ce" draw:opacity="30%" draw:textarea-horizontal-align="justify" draw:textarea-vertical-align="middle" draw:auto-grow-height="false" fo:min-height="0.648cm" fo:min-width="1.296cm"/>
    </style:style>
    <style:style style:name="gr226" style:family="graphic" style:parent-style-name="standard" style:list-style-name="L1">
      <style:graphic-properties svg:stroke-width="0.051cm" svg:stroke-color="#000000" draw:marker-start-width="0.279cm" draw:marker-end-width="0.076cm" draw:fill="solid" draw:fill-color="#fff5ce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27" style:family="graphic" style:parent-style-name="objectwithoutfill">
      <style:graphic-properties svg:stroke-width="0.051cm" svg:stroke-color="#000000" draw:marker-start-width="0.279cm" draw:marker-end="Arrowheads_20_44" draw:marker-end-width="0.076cm" draw:fill="none" draw:textarea-vertical-align="middle" fo:padding-top="0.151cm" fo:padding-bottom="0.151cm" fo:padding-left="0.276cm" fo:padding-right="0.276cm"/>
    </style:style>
    <style:style style:name="gr228" style:family="graphic" style:parent-style-name="objectwithoutfill">
      <style:graphic-properties svg:stroke-width="0.051cm" svg:stroke-color="#000000" draw:marker-start-width="0.279cm" draw:marker-end="Arrowheads_20_58" draw:marker-end-width="0.076cm" draw:fill="none" draw:textarea-vertical-align="middle" fo:padding-top="0.151cm" fo:padding-bottom="0.151cm" fo:padding-left="0.276cm" fo:padding-right="0.276cm"/>
    </style:style>
    <style:style style:name="gr229" style:family="graphic" style:parent-style-name="standard" style:list-style-name="L1">
      <style:graphic-properties svg:stroke-width="0.051cm" svg:stroke-color="#000000" draw:marker-start-width="0.279cm" draw:marker-end-width="0.076cm" draw:fill-color="#ffd8ce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gr230" style:family="graphic" style:parent-style-name="objectwithoutfill">
      <style:graphic-properties svg:stroke-width="0.051cm" svg:stroke-color="#000000" draw:marker-start-width="0.279cm" draw:marker-end="Arrowheads_20_59" draw:marker-end-width="0.076cm" draw:fill="none" draw:textarea-vertical-align="middle" fo:padding-top="0.151cm" fo:padding-bottom="0.151cm" fo:padding-left="0.276cm" fo:padding-right="0.276cm"/>
    </style:style>
    <style:style style:name="gr231" style:family="graphic" style:parent-style-name="objectwithoutfill">
      <style:graphic-properties svg:stroke-width="0.051cm" svg:stroke-color="#000000" draw:marker-start-width="0.279cm" draw:marker-end="Arrowheads_20_60" draw:marker-end-width="0.076cm" draw:fill="none" draw:textarea-vertical-align="middle" fo:padding-top="0.151cm" fo:padding-bottom="0.151cm" fo:padding-left="0.276cm" fo:padding-right="0.276cm"/>
    </style:style>
    <style:style style:name="gr232" style:family="graphic" style:parent-style-name="objectwithoutfill">
      <style:graphic-properties svg:stroke-width="0.051cm" svg:stroke-color="#000000" draw:marker-start-width="0.279cm" draw:marker-end="Arrowheads_20_62" draw:marker-end-width="0.076cm" draw:fill="none" draw:textarea-vertical-align="middle" fo:padding-top="0.151cm" fo:padding-bottom="0.151cm" fo:padding-left="0.276cm" fo:padding-right="0.276cm"/>
    </style:style>
    <style:style style:name="gr233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</style:style>
    <style:style style:name="gr234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</style:style>
    <style:style style:name="gr235" style:family="graphic" style:parent-style-name="standard" style:list-style-name="L1">
      <style:graphic-properties svg:stroke-color="#cccccc" draw:fill-color="#ffd8ce" draw:opacity="30%" draw:textarea-horizontal-align="justify" draw:textarea-vertical-align="middle" draw:auto-grow-height="false" fo:min-height="0.648cm" fo:min-width="1.296cm" draw:shadow-opacity="30%"/>
    </style:style>
    <style:style style:name="gr236" style:family="graphic" style:parent-style-name="standard" style:list-style-name="L1">
      <style:graphic-properties svg:stroke-width="0.051cm" svg:stroke-color="#000000" draw:marker-start-width="0.279cm" draw:marker-end-width="0.076cm" draw:fill-color="#ffd8ce" draw:opacity="100%" draw:textarea-horizontal-align="justify" draw:textarea-vertical-align="middle" draw:auto-grow-height="false" fo:min-height="0.648cm" fo:min-width="1.296cm" fo:padding-top="0.151cm" fo:padding-bottom="0.151cm" fo:padding-left="0.276cm" fo:padding-right="0.276cm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3465a4" fo:font-size="13pt" fo:font-weight="normal"/>
    </style:style>
    <style:style style:name="P3" style:family="paragraph">
      <style:paragraph-properties fo:text-align="center"/>
      <style:text-properties fo:font-size="9pt"/>
    </style:style>
    <style:style style:name="P4" style:family="paragraph">
      <style:paragraph-properties fo:text-align="center" style:writing-mode="lr-tb"/>
      <style:text-properties fo:color="#000000" fo:font-size="9pt" fo:font-weight="normal" style:font-size-asian="12pt" style:font-size-complex="12pt"/>
    </style:style>
    <style:style style:name="P5" style:family="paragraph">
      <style:paragraph-properties fo:text-align="center" style:writing-mode="lr-tb"/>
      <style:text-properties fo:color="#000000" fo:font-size="9pt" fo:font-weight="normal"/>
    </style:style>
    <style:style style:name="P6" style:family="paragraph">
      <style:paragraph-properties fo:text-align="center" style:writing-mode="lr-tb"/>
      <style:text-properties fo:color="#000000" fo:font-size="11pt" fo:font-weight="normal" style:font-size-asian="12pt" style:font-size-complex="12pt"/>
    </style:style>
    <style:style style:name="P7" style:family="paragraph">
      <style:paragraph-properties fo:text-align="center" style:writing-mode="lr-tb"/>
      <style:text-properties fo:font-size="11pt" style:font-size-asian="11pt" style:font-size-complex="11pt"/>
    </style:style>
    <style:style style:name="P8" style:family="paragraph">
      <style:paragraph-properties fo:text-align="center" style:writing-mode="lr-tb"/>
      <style:text-properties fo:font-size="9pt" style:font-size-asian="11pt" style:font-size-complex="11pt"/>
    </style:style>
    <style:style style:name="P9" style:family="paragraph">
      <style:text-properties fo:color="#004586"/>
    </style:style>
    <style:style style:name="P10" style:family="paragraph">
      <style:paragraph-properties style:writing-mode="lr-tb"/>
      <style:text-properties fo:color="#004586" fo:font-size="8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fo:font-size="6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cccccc" fo:font-size="8pt" style:font-size-asian="8pt" style:font-size-complex="8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fo:font-family="'Liberation Sans'" style:font-family-generic="roman" style:font-pitch="variable" fo:font-size="8pt" style:letter-kerning="true" style:font-family-asian="'Noto Sans CJK SC'" style:font-family-generic-asian="system" style:font-pitch-asian="variable" style:font-size-asian="8pt" style:font-family-complex="'Lohit Devanagari'" style:font-family-generic-complex="system" style:font-pitch-complex="variable" style:font-size-complex="8pt"/>
    </style:style>
    <style:style style:name="P16" style:family="paragraph">
      <style:paragraph-properties fo:text-align="center" style:writing-mode="lr-tb"/>
      <style:text-properties fo:color="#cccccc" fo:font-size="6pt" style:font-size-asian="6pt" style:font-size-complex="6pt"/>
    </style:style>
    <style:style style:name="P17" style:family="paragraph">
      <style:paragraph-properties fo:text-align="center" style:writing-mode="lr-tb"/>
      <style:text-properties fo:color="#cccccc"/>
    </style:style>
    <style:style style:name="P18" style:family="paragraph">
      <style:paragraph-properties fo:text-align="center"/>
      <style:text-properties fo:font-size="6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cccccc" fo:font-family="'Liberation Sans'" style:font-family-generic="roman" style:font-pitch="variable" fo:font-size="8pt" style:letter-kerning="true" style:font-family-asian="'Noto Sans CJK SC'" style:font-family-generic-asian="system" style:font-pitch-asian="variable" style:font-size-asian="8pt" style:font-family-complex="'Lohit Devanagari'" style:font-family-generic-complex="system" style:font-pitch-complex="variable" style:font-size-complex="8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cccccc" fo:font-size="6pt" style:font-size-asian="6pt" style:font-size-complex="6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fo:font-family="'Liberation Sans'" style:font-family-generic="roman" style:font-pitch="variable" fo:font-size="8pt" fo:font-weight="bold" style:letter-kerning="true" style:font-family-asian="'Noto Sans CJK SC'" style:font-family-generic-asian="system" style:font-pitch-asian="variable" style:font-size-asian="8pt" style:font-family-complex="'Lohit Devanagari'" style:font-family-generic-complex="system" style:font-pitch-complex="variable" style:font-size-complex="8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fo:font-size="6pt" fo:font-weight="bold" style:font-size-asian="6pt" style:font-size-complex="6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fo:font-size="8pt" fo:font-weight="bold" style:font-size-asian="8pt" style:font-size-complex="8pt"/>
    </style:style>
    <style:style style:name="T1" style:family="text">
      <style:text-properties fo:color="#3465a4" fo:font-size="13pt" fo:font-weight="normal" style:font-size-asian="14pt" style:font-size-complex="14pt" loext:opacity="100%"/>
    </style:style>
    <style:style style:name="T2" style:family="text">
      <style:text-properties fo:color="#000000" fo:font-weight="normal" style:font-size-asian="12pt" style:font-size-complex="12pt" loext:opacity="100%"/>
    </style:style>
    <style:style style:name="T3" style:family="text">
      <style:text-properties fo:color="#000000" fo:font-weight="normal" loext:opacity="100%"/>
    </style:style>
    <style:style style:name="T4" style:family="text">
      <style:text-properties fo:color="#000000" fo:font-weight="normal" style:font-weight-asian="normal" style:font-weight-complex="normal" loext:opacity="100%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style:font-size-asian="10pt" style:font-size-complex="10pt"/>
    </style:style>
    <style:style style:name="T7" style:family="text">
      <style:text-properties style:font-size-asian="11pt" style:font-size-complex="11pt"/>
    </style:style>
    <style:style style:name="T8" style:family="text">
      <style:text-properties fo:font-size="8pt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6pt"/>
    </style:style>
    <style:style style:name="T13" style:family="text">
      <style:text-properties fo:color="#cccccc" fo:font-size="8pt" fo:font-weight="bold" style:font-size-asian="8pt" style:font-weight-asian="bold" style:font-size-complex="8pt" style:font-weight-complex="bold" loext:opacity="100%"/>
    </style:style>
    <style:style style:name="T14" style:family="text">
      <style:text-properties fo:color="#cccccc" fo:font-size="8pt" style:font-size-asian="8pt" style:font-size-complex="8pt" loext:opacity="100%"/>
    </style:style>
    <style:style style:name="T15" style:family="text">
      <style:text-properties fo:color="#cccccc" fo:font-size="6pt" style:font-size-asian="6pt" style:font-size-complex="6pt" loext:opacity="100%"/>
    </style:style>
    <style:style style:name="T16" style:family="text">
      <style:text-properties fo:color="#2a6099" fo:font-family="'Liberation Sans'" style:font-family-generic="roman" style:font-pitch="variable" fo:font-size="8pt" style:letter-kerning="true" style:font-family-asian="'Noto Sans CJK SC'" style:font-family-generic-asian="system" style:font-pitch-asian="variable" style:font-size-asian="8pt" style:font-family-complex="'Lohit Devanagari'" style:font-family-generic-complex="system" style:font-pitch-complex="variable" style:font-size-complex="8pt" loext:opacity="100%"/>
    </style:style>
    <style:style style:name="T17" style:family="text">
      <style:text-properties fo:color="#2a6099" fo:font-family="'Liberation Sans'" style:font-family-generic="roman" style:font-pitch="variable" fo:font-size="6pt" style:letter-kerning="true" style:font-family-asian="'Noto Sans CJK SC'" style:font-family-generic-asian="system" style:font-pitch-asian="variable" style:font-size-asian="6pt" style:font-family-complex="'Lohit Devanagari'" style:font-family-generic-complex="system" style:font-pitch-complex="variable" style:font-size-complex="6pt" loext:opacity="100%"/>
    </style:style>
    <style:style style:name="T18" style:family="text">
      <style:text-properties fo:color="#cccccc" fo:font-family="'Liberation Sans'" style:font-family-generic="roman" style:font-pitch="variable" fo:font-size="8pt" style:letter-kerning="true" style:font-family-asian="'Noto Sans CJK SC'" style:font-family-generic-asian="system" style:font-pitch-asian="variable" style:font-size-asian="8pt" style:font-family-complex="'Lohit Devanagari'" style:font-family-generic-complex="system" style:font-pitch-complex="variable" style:font-size-complex="8pt" loext:opacity="100%"/>
    </style:style>
    <style:style style:name="T19" style:family="text">
      <style:text-properties fo:color="#cccccc" fo:font-family="'Liberation Sans'" style:font-family-generic="roman" style:font-pitch="variable" fo:font-size="6pt" style:letter-kerning="true" style:font-family-asian="'Noto Sans CJK SC'" style:font-family-generic-asian="system" style:font-pitch-asian="variable" style:font-size-asian="6pt" style:font-family-complex="'Lohit Devanagari'" style:font-family-generic-complex="system" style:font-pitch-complex="variable" style:font-size-complex="6pt" loext:opacity="100%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color="#cccccc" fo:font-size="12pt" style:font-size-asian="12pt" style:font-size-complex="12pt" loext:opacity="100%"/>
    </style:style>
    <style:style style:name="T22" style:family="text">
      <style:text-properties fo:color="#000000" fo:font-family="'Liberation Sans'" style:font-family-generic="roman" style:font-pitch="variable" fo:font-size="8pt" fo:font-weight="bold" style:letter-kerning="true" style:font-family-asian="'Noto Sans CJK SC'" style:font-family-generic-asian="system" style:font-pitch-asian="variable" style:font-size-asian="8pt" style:font-family-complex="'Lohit Devanagari'" style:font-family-generic-complex="system" style:font-pitch-complex="variable" style:font-size-complex="8pt" loext:opacity="100%"/>
    </style:style>
    <style:style style:name="T23" style:family="text">
      <style:text-properties fo:color="#000000" fo:font-family="'Liberation Sans'" style:font-family-generic="roman" style:font-pitch="variable" fo:font-size="6pt" fo:font-weight="bold" style:letter-kerning="true" style:font-family-asian="'Noto Sans CJK SC'" style:font-family-generic-asian="system" style:font-pitch-asian="variable" style:font-size-asian="6pt" style:font-family-complex="'Lohit Devanagari'" style:font-family-generic-complex="system" style:font-pitch-complex="variable" style:font-size-complex="6pt" loext:opacity="100%"/>
    </style:style>
    <style:style style:name="T24" style:family="text">
      <style:text-properties fo:color="#000000" fo:font-size="12pt" fo:font-weight="bold" style:font-size-asian="12pt" style:font-size-complex="12pt" loext:opacity="100%"/>
    </style:style>
    <style:style style:name="T25" style:family="text">
      <style:text-properties fo:color="#000000" fo:font-size="6pt" fo:font-weight="bold" style:font-size-asian="6pt" style:font-size-complex="6pt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145cm" svg:height="3.429cm" draw:transform="skewX (0.0012217304763958) translate (1.638cm 15.8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7.139cm" svg:height="3.048cm" draw:transform="skewX (0.0013962634015952) translate (1.643cm 12.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7.143cm" svg:height="3.175cm" draw:transform="skewX (0.0012217304763958) translate (1.639cm 8.8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7.144cm" svg:height="3.048cm" draw:transform="skewX (0.0013962634015952) translate (1.638cm 5.3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3" draw:id="id3" draw:layer="layout" svg:width="3.81cm" svg:height="1.27cm" svg:x="3.54cm" svg:y="9.89cm">
          <text:p text:style-name="P2"><text:span text:style-name="T1">Oper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3.81cm" svg:height="1.27cm" svg:x="5.95cm" svg:y="13.71cm">
          <text:p text:style-name="P2"><text:span text:style-name="T1">Schema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3.81cm" svg:height="1.27cm" svg:x="12.3cm" svg:y="13.71cm">
          <text:p text:style-name="P2"><text:span text:style-name="T1">Attribut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3.81cm" svg:height="1.27cm" svg:x="14.04cm" svg:y="17.51cm">
          <text:p text:style-name="P2"><text:span text:style-name="T1">Express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3.81cm" svg:height="1.27cm" svg:x="3.54cm" svg:y="6.08cm">
          <text:p text:style-name="P2"><text:span text:style-name="T1">Execution Pla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3.81cm" svg:height="1.27cm" svg:x="3.54cm" svg:y="2.27cm">
          <text:p text:style-name="P2"><text:span text:style-name="T1">Progress (Event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3.81cm" svg:height="1.27cm" svg:x="13.7cm" svg:y="7.985cm">
          <text:p text:style-name="P2"><text:span text:style-name="T1">Data Source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5.445cm" svg:y1="3.54cm" svg:x2="5.445cm" svg:y2="6.08cm" draw:start-shape="id1" draw:start-glue-point="2" draw:end-shape="id2" svg:d="M5445 3540v2540">
          <text:p text:style-name="P3"><text:span text:style-name="T2">progress of</text:span></text:p>
        </draw:connector>
        <draw:connector draw:style-name="gr8" draw:text-style-name="P5" draw:layer="layout" draw:type="line" svg:x1="5.445cm" svg:y1="7.35cm" svg:x2="5.445cm" svg:y2="9.89cm" draw:start-shape="id2" draw:end-shape="id3" draw:end-glue-point="0" svg:d="M5445 7350v2540">
          <text:p text:style-name="P3"><text:span text:style-name="T3">executes</text:span></text:p>
        </draw:connector>
        <draw:connector draw:style-name="gr9" draw:text-style-name="P5" draw:layer="layout" draw:type="lines" svg:x1="7.35cm" svg:y1="10.525cm" svg:x2="7.855cm" svg:y2="13.71cm" draw:start-shape="id3" draw:end-shape="id4" draw:end-glue-point="0" svg:d="M7350 10525h518l-13 2667v518">
          <text:p text:style-name="P3"><text:span text:style-name="T3"/></text:p>
          <text:p text:style-name="P3"><text:span text:style-name="T3"/></text:p>
          <text:p text:style-name="P3"><text:span text:style-name="T3">emits</text:span></text:p>
        </draw:connector>
        <draw:connector draw:style-name="gr10" draw:text-style-name="P5" draw:layer="layout" draw:type="line" svg:x1="9.76cm" svg:y1="14.345cm" svg:x2="12.3cm" svg:y2="14.345cm" draw:start-shape="id4" draw:start-glue-point="1" draw:end-shape="id5" draw:end-glue-point="3" svg:d="M9760 14345h2540">
          <text:p text:style-name="P3"><text:span text:style-name="T3">consists of <text:s text:c="5"/></text:span></text:p>
          <text:p text:style-name="P3"><text:span text:style-name="T3"/></text:p>
        </draw:connector>
        <draw:connector draw:style-name="gr11" draw:text-style-name="P5" draw:layer="layout" svg:x1="14.205cm" svg:y1="14.98cm" svg:x2="14.04cm" svg:y2="18.145cm" draw:start-shape="id5" draw:start-glue-point="2" draw:end-shape="id6" draw:end-glue-point="3" svg:d="M14205 14980v1265h-683v1900h518"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>computed by</text:span><text:span text:style-name="T3"><text:tab/>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</draw:connector>
        <draw:connector draw:style-name="gr12" draw:text-style-name="P5" draw:layer="layout" svg:x1="15.945cm" svg:y1="17.51cm" svg:x2="17.85cm" svg:y2="18.145cm" draw:start-shape="id6" draw:start-glue-point="0" draw:end-shape="id6" draw:end-glue-point="1" svg:d="M15945 17510v-518h2423v1153h-518">
          <text:p text:style-name="P3"><text:span text:style-name="T4"><text:s text:c="5"/></text:span><text:span text:style-name="T4">t</text:span><text:span text:style-name="T3">akes (attr or expr)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</draw:connector>
        <draw:connector draw:style-name="gr13" draw:text-style-name="P5" draw:layer="layout" svg:x1="7.35cm" svg:y1="6.715cm" svg:x2="15.605cm" svg:y2="7.985cm" draw:start-shape="id2" draw:end-shape="id7" draw:end-glue-point="0" svg:d="M7350 6715h8255v1270">
          <text:p text:style-name="P3"><text:span text:style-name="T3"><text:tab/></text:span><text:span text:style-name="T3">affects</text:span><text:span text:style-name="T3"><text:line-break/></text:span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</draw:connector>
        <draw:connector draw:style-name="gr14" draw:text-style-name="P5" draw:layer="layout" draw:type="lines" svg:x1="7.35cm" svg:y1="6.715cm" svg:x2="13.7cm" svg:y2="8.62cm" draw:start-shape="id2" draw:start-glue-point="1" draw:end-shape="id7" draw:end-glue-point="3" svg:d="M7350 6715h518l5314 1905h518">
          <text:p text:style-name="P3"><text:span text:style-name="T3">depends</text:span><text:span text:style-name="T3"><text:tab/></text:span><text:span text:style-name="T3"><text:tab/></text:span><text:span text:style-name="T3"><text:tab/></text:span></text:p>
        </draw:connector>
        <draw:connector draw:style-name="gr15" draw:text-style-name="P5" draw:layer="layout" draw:type="lines" draw:line-skew="-0.064cm" svg:x1="7.35cm" svg:y1="10.525cm" svg:x2="13.7cm" svg:y2="8.62cm" draw:start-shape="id3" draw:start-glue-point="1" draw:end-shape="id7" draw:end-glue-point="3" svg:d="M7350 10525h454l5378-1905h518">
          <text:p text:style-name="P3"><text:span text:style-name="T3">writes</text:span><text:span text:style-name="T3"><text:tab/></text:span><text:span text:style-name="T3"><text:tab/></text:span><text:span text:style-name="T3"><text:tab/></text:span></text:p>
        </draw:connector>
        <draw:connector draw:style-name="gr16" draw:text-style-name="P5" draw:layer="layout" svg:x1="7.35cm" svg:y1="10.525cm" svg:x2="15.605cm" svg:y2="9.255cm" draw:start-shape="id3" draw:start-glue-point="1" draw:end-shape="id7" draw:end-glue-point="2" svg:d="M7350 10525h8255v-1270"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><text:tab/></text:span><text:span text:style-name="T3">reads</text:span></text:p>
          <text:p text:style-name="P3"><text:span text:style-name="T3"/></text:p>
          <text:p text:style-name="P3"><text:span text:style-name="T3"/></text:p>
          <text:p text:style-name="P3"><text:span text:style-name="T3"/></text:p>
        </draw:connector>
        <draw:connector draw:style-name="gr17" draw:text-style-name="P4" draw:layer="layout" draw:line-skew="0.117cm" svg:x1="5.445cm" svg:y1="11.16cm" svg:x2="3.54cm" svg:y2="10.525cm" draw:start-shape="id3" draw:start-glue-point="2" draw:end-shape="id3" draw:end-glue-point="3" svg:d="M5445 11160v635h-2423v-1270h518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follows</text:span><text:span text:style-name="T2"><text:tab/></text:span></text:p>
          <text:p text:style-name="P3"><text:span text:style-name="T2"/></text:p>
          <text:p text:style-name="P3"><text:span text:style-name="T2"/></text:p>
        </draw:connector>
        <draw:connector draw:style-name="gr18" draw:text-style-name="P6" draw:layer="layout" svg:x1="15.945cm" svg:y1="17.51cm" svg:x2="16.11cm" svg:y2="14.345cm" draw:start-shape="id6" draw:start-glue-point="0" draw:end-shape="id5" draw:end-glue-point="1" svg:d="M15945 17510v-1265h683v-1900h-518">
          <text:p/>
        </draw:connector>
        <draw:connector draw:style-name="gr19" draw:text-style-name="P4" draw:layer="layout" svg:x1="14.205cm" svg:y1="13.71cm" svg:x2="12.3cm" svg:y2="14.345cm" draw:start-shape="id5" draw:start-glue-point="0" draw:end-shape="id5" draw:end-glue-point="3" svg:d="M14205 13710v-518h-2423v1153h518">
          <text:p text:style-name="P3"><text:span text:style-name="T2">derives from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connector>
        <draw:custom-shape draw:style-name="gr20" draw:text-style-name="P7" draw:layer="layout" svg:width="5.969cm" svg:height="1.651cm" svg:x="20.05cm" svg:y="3.54cm">
          <text:p text:style-name="P7"><text:span text:style-name="T5">Job / Data Source level line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205.02512562814 32073.12348668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7" draw:layer="layout" svg:width="5.969cm" svg:height="1.651cm" svg:x="20.05cm" svg:y="11.16cm">
          <text:p text:style-name="P7"><text:span text:style-name="T5">Attribute level line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545.1256281407 24829.53995157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7" draw:layer="layout" svg:width="5.969cm" svg:height="1.651cm" svg:x="20.05cm" svg:y="14.97cm">
          <text:p text:style-name="P7"><text:span text:style-name="T5">Computation level line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881.60804020101 17546.73123486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7" draw:layer="layout" svg:width="5.969cm" svg:height="1.651cm" svg:x="20.05cm" svg:y="7.35cm">
          <text:p text:style-name="P7"><text:span text:style-name="T5">Operation level line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205.02512562814 27235.35108958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21" draw:text-style-name="P8" draw:layer="layout" draw:type="lines" draw:line-skew="6.467cm" svg:x1="5.445cm" svg:y1="11.16cm" svg:x2="14.04cm" svg:y2="18.145cm" draw:start-shape="id3" draw:start-glue-point="2" draw:end-shape="id6" draw:end-glue-point="3" svg:d="M5445 11160v6985h8077 518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>us</text:span><text:span text:style-name="T7">es (expression)</text:span></text:p>
        </draw:connector>
        <draw:connector draw:style-name="gr10" draw:text-style-name="P5" draw:layer="layout" draw:type="line" svg:x1="7.35cm" svg:y1="10.525cm" svg:x2="12.3cm" svg:y2="14.345cm" draw:start-shape="id3" draw:end-shape="id5" svg:d="M7350 10525l4950 3820">
          <text:p text:style-name="P3"><text:span text:style-name="T3">produces</text:span></text:p>
        </draw:connector>
        <draw:frame draw:style-name="gr22" draw:text-style-name="P10" draw:layer="layout" svg:width="0.635cm" svg:height="0.569cm" svg:x="4.937cm" svg:y="3.54cm">
          <draw:text-box>
            <text:p text:style-name="P9"><text:span text:style-name="T8">*</text:span></text:p>
          </draw:text-box>
        </draw:frame>
        <draw:frame draw:style-name="gr23" draw:text-style-name="P10" draw:layer="layout" svg:width="0.762cm" svg:height="0.762cm" svg:x="4.81cm" svg:y="5.445cm">
          <draw:text-box>
            <text:p text:style-name="P9"><text:span text:style-name="T8">1</text:span></text:p>
          </draw:text-box>
        </draw:frame>
        <draw:frame draw:style-name="gr23" draw:text-style-name="P10" draw:layer="layout" svg:width="1.397cm" svg:height="0.762cm" svg:x="6.842cm" svg:y="13.065cm">
          <draw:text-box>
            <text:p text:style-name="P9"><text:span text:style-name="T8">0..1</text:span></text:p>
          </draw:text-box>
        </draw:frame>
        <draw:frame draw:style-name="gr23" draw:text-style-name="P10" draw:layer="layout" svg:width="0.762cm" svg:height="0.762cm" svg:x="15.605cm" svg:y="7.223cm">
          <draw:text-box>
            <text:p text:style-name="P9"><text:span text:style-name="T8">1</text:span></text:p>
          </draw:text-box>
        </draw:frame>
        <draw:frame draw:style-name="gr22" draw:text-style-name="P10" draw:layer="layout" svg:width="0.635cm" svg:height="0.569cm" svg:x="7.223cm" svg:y="6.273cm">
          <draw:text-box>
            <text:p text:style-name="P9"><text:span text:style-name="T8">*</text:span></text:p>
          </draw:text-box>
        </draw:frame>
        <draw:frame draw:style-name="gr22" draw:text-style-name="P10" draw:layer="layout" svg:width="0.635cm" svg:height="0.569cm" svg:x="12.557cm" svg:y="7.985cm">
          <draw:text-box>
            <text:p text:style-name="P9"><text:span text:style-name="T8">*</text:span></text:p>
          </draw:text-box>
        </draw:frame>
        <draw:frame draw:style-name="gr22" draw:text-style-name="P10" draw:layer="layout" svg:width="0.635cm" svg:height="0.569cm" svg:x="15.605cm" svg:y="9.321cm">
          <draw:text-box>
            <text:p text:style-name="P9"><text:span text:style-name="T8">*</text:span></text:p>
          </draw:text-box>
        </draw:frame>
        <draw:frame draw:style-name="gr24" draw:text-style-name="P10" draw:layer="layout" svg:width="0.635cm" svg:height="0.635cm" svg:x="7.35cm" svg:y="10.017cm">
          <draw:text-box>
            <text:p text:style-name="P9"><text:span text:style-name="T8">*</text:span></text:p>
          </draw:text-box>
        </draw:frame>
        <draw:frame draw:style-name="gr23" draw:text-style-name="P10" draw:layer="layout" svg:width="0.762cm" svg:height="0.762cm" svg:x="12.557cm" svg:y="8.874cm">
          <draw:text-box>
            <text:p text:style-name="P9"><text:span text:style-name="T8">1</text:span></text:p>
          </draw:text-box>
        </draw:frame>
        <draw:frame draw:style-name="gr22" draw:text-style-name="P10" draw:layer="layout" svg:width="0.635cm" svg:height="0.569cm" svg:x="12.811cm" svg:y="18.211cm">
          <draw:text-box>
            <text:p text:style-name="P9"><text:span text:style-name="T8">*</text:span></text:p>
          </draw:text-box>
        </draw:frame>
        <draw:frame draw:style-name="gr23" draw:text-style-name="P10" draw:layer="layout" svg:width="0.762cm" svg:height="0.762cm" svg:x="5.318cm" svg:y="7.35cm">
          <draw:text-box>
            <text:p text:style-name="P9"><text:span text:style-name="T8">1</text:span></text:p>
          </draw:text-box>
        </draw:frame>
        <draw:frame draw:style-name="gr23" draw:text-style-name="P10" draw:layer="layout" svg:width="0.762cm" svg:height="0.762cm" svg:x="5.445cm" svg:y="9.382cm">
          <draw:text-box>
            <text:p text:style-name="P9"><text:span text:style-name="T8">1</text:span></text:p>
          </draw:text-box>
        </draw:frame>
        <draw:frame draw:style-name="gr23" draw:text-style-name="P10" draw:layer="layout" svg:width="0.762cm" svg:height="0.762cm" svg:x="8.239cm" svg:y="10.906cm">
          <draw:text-box>
            <text:p text:style-name="P9"><text:span text:style-name="T8">1</text:span></text:p>
          </draw:text-box>
        </draw:frame>
        <draw:frame draw:style-name="gr22" draw:text-style-name="P10" draw:layer="layout" svg:width="0.635cm" svg:height="0.569cm" svg:x="2.778cm" svg:y="9.956cm">
          <draw:text-box>
            <text:p text:style-name="P9"><text:span text:style-name="T8">*</text:span></text:p>
          </draw:text-box>
        </draw:frame>
        <draw:frame draw:style-name="gr25" draw:text-style-name="P10" draw:layer="layout" svg:width="0.635cm" svg:height="0.569cm" svg:x="11.665cm" svg:y="13.446cm">
          <draw:text-box>
            <text:p text:style-name="P9"><text:span text:style-name="T8">*</text:span></text:p>
          </draw:text-box>
        </draw:frame>
        <draw:frame draw:style-name="gr22" draw:text-style-name="P10" draw:layer="layout" svg:width="0.635cm" svg:height="0.569cm" svg:x="4.937cm" svg:y="11.226cm">
          <draw:text-box>
            <text:p text:style-name="P9"><text:span text:style-name="T8">*</text:span></text:p>
          </draw:text-box>
        </draw:frame>
        <draw:frame draw:style-name="gr26" draw:text-style-name="P10" draw:layer="layout" svg:width="0.635cm" svg:height="0.752cm" svg:x="9.769cm" svg:y="14.359cm">
          <draw:text-box>
            <text:p text:style-name="P9"><text:span text:style-name="T8">*</text:span></text:p>
          </draw:text-box>
        </draw:frame>
        <draw:frame draw:style-name="gr27" draw:text-style-name="P10" draw:layer="layout" svg:width="1.016cm" svg:height="0.674cm" svg:x="10.915cm" svg:y="14.359cm">
          <draw:text-box>
            <text:p text:style-name="P9"><text:span text:style-name="T8">1..*</text:span></text:p>
          </draw:text-box>
        </draw:frame>
        <draw:frame draw:style-name="gr25" draw:text-style-name="P10" draw:layer="layout" svg:width="0.635cm" svg:height="0.569cm" svg:x="13.7cm" svg:y="13.192cm">
          <draw:text-box>
            <text:p text:style-name="P9"><text:span text:style-name="T8">*</text:span></text:p>
          </draw:text-box>
        </draw:frame>
        <draw:frame draw:style-name="gr28" draw:text-style-name="P10" draw:layer="layout" svg:width="0.635cm" svg:height="0.569cm" svg:x="13.7cm" svg:y="15.036cm">
          <draw:text-box>
            <text:p text:style-name="P9"><text:span text:style-name="T8">*</text:span></text:p>
          </draw:text-box>
        </draw:frame>
        <draw:frame draw:style-name="gr23" draw:text-style-name="P10" draw:layer="layout" svg:width="0.762cm" svg:height="0.762cm" svg:x="13.443cm" svg:y="17.383cm">
          <draw:text-box>
            <text:p text:style-name="P9"><text:span text:style-name="T8">1</text:span></text:p>
          </draw:text-box>
        </draw:frame>
        <draw:frame draw:style-name="gr22" draw:text-style-name="P10" draw:layer="layout" svg:width="0.635cm" svg:height="0.569cm" svg:x="17.891cm" svg:y="18.211cm">
          <draw:text-box>
            <text:p text:style-name="P9"><text:span text:style-name="T8">*</text:span></text:p>
          </draw:text-box>
        </draw:frame>
        <draw:frame draw:style-name="gr22" draw:text-style-name="P10" draw:layer="layout" svg:width="0.635cm" svg:height="0.569cm" svg:x="15.859cm" svg:y="17.068cm">
          <draw:text-box>
            <text:p text:style-name="P9"><text:span text:style-name="T8">*</text:span></text:p>
          </draw:text-box>
        </draw:frame>
        <draw:frame draw:style-name="gr22" draw:text-style-name="P10" draw:layer="layout" svg:width="0.635cm" svg:height="0.569cm" svg:x="16.499cm" svg:y="14.097cm">
          <draw:text-box>
            <text:p text:style-name="P9"><text:span text:style-name="T8">*</text:span></text:p>
          </draw:text-box>
        </draw:frame>
        <draw:connector draw:style-name="gr21" draw:text-style-name="P8" draw:layer="layout" svg:x1="7.35cm" svg:y1="10.525cm" svg:x2="16.11cm" svg:y2="14.345cm" draw:start-shape="id3" draw:end-shape="id5" draw:end-glue-point="1" svg:d="M7350 10525h9278v3820h-518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><text:s text:c="2"/></text:span><text:span text:style-name="T6">us</text:span><text:span text:style-name="T7">es (attribute)</text:span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</draw:connector>
      </draw:page>
      <draw:page draw:name="page2" draw:style-name="dp1" draw:master-page-name="Default">
        <draw:custom-shape draw:style-name="gr29" draw:text-style-name="P11" xml:id="id8" draw:id="id8" draw:layer="layout" svg:width="2.54cm" svg:height="1.27cm" svg:x="24.749cm" svg:y="2.397cm">
          <text:p text:style-name="P11"><text:span text:style-name="T9">7.12.2020 19:30</text:span><text:span text:style-name="T10"><text:line-break/></text:span><text:span text:style-name="T11">: PROGR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1" xml:id="id9" draw:id="id9" draw:layer="layout" svg:width="2.54cm" svg:height="1.27cm" svg:x="17.891cm" svg:y="2.524cm">
          <text:p text:style-name="P11"><text:span text:style-name="T9">My Job</text:span></text:p>
          <text:p text:style-name="P11"><text:span text:style-name="T11">: EXECUTION 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1" xml:id="id11" draw:id="id11" draw:layer="layout" svg:width="2.54cm" svg:height="1.27cm" svg:x="1cm" svg:y="17.256cm">
          <text:p text:style-name="P11"><text:span text:style-name="T9">jdbc://.../MyTable</text:span></text:p>
          <text:p text:style-name="P11"><text:span text:style-name="T11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xml:id="id12" draw:id="id12" draw:layer="layout" svg:width="2.54cm" svg:height="1.27cm" svg:x="1.762cm" svg:y="3.286cm">
          <text:p text:style-name="P11"><text:span text:style-name="T9">kafka://.../MyTopic</text:span></text:p>
          <text:p text:style-name="P11"><text:span text:style-name="T11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2" draw:layer="layout" draw:type="curve" svg:x1="24.749cm" svg:y1="3.032cm" svg:x2="20.431cm" svg:y2="3.159cm" draw:start-shape="id8" draw:start-glue-point="3" draw:end-shape="id9" draw:end-glue-point="10" svg:d="M24749 3032c-3238 0-1080 127-4318 127">
          <text:p text:style-name="P1"><text:span text:style-name="T11">: PROGRESS OF</text:span></text:p>
          <text:p text:style-name="P1"><text:span text:style-name="T11"/></text:p>
          <text:p text:style-name="P1"><text:span text:style-name="T11"/></text:p>
          <text:p text:style-name="P1"><text:span text:style-name="T11"/></text:p>
        </draw:connector>
        <draw:custom-shape draw:style-name="gr34" draw:text-style-name="P11" xml:id="id10" draw:id="id10" draw:layer="layout" svg:width="2.54cm" svg:height="1.27cm" svg:x="1.114cm" svg:y="10.397cm">
          <text:p text:style-name="P11"><text:span text:style-name="T9">hdfs://.../aaa.csv</text:span></text:p>
          <text:p text:style-name="P11"><text:span text:style-name="T11">: DATA SOUR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3" draw:layer="layout" draw:type="curve" svg:x1="19.161cm" svg:y1="3.794cm" svg:x2="2.384cm" svg:y2="10.397cm" draw:start-shape="id9" draw:start-glue-point="8" draw:end-shape="id10" svg:d="M19161 3794c0 4953-16777 1652-16777 6603">
          <text:p text:style-name="P1"><text:span text:style-name="T12">: DEPENDS</text:span></text:p>
          <text:p text:style-name="P1"><text:span text:style-name="T12"/></text:p>
          <text:p text:style-name="P1"><text:span text:style-name="T12"/></text:p>
        </draw:connector>
        <draw:connector draw:style-name="gr36" draw:text-style-name="P13" draw:layer="layout" draw:type="curve" svg:x1="19.161cm" svg:y1="3.794cm" svg:x2="2.27cm" svg:y2="17.256cm" draw:start-shape="id9" draw:start-glue-point="8" draw:end-shape="id11" svg:d="M19161 3794c0 10096-16891 3366-16891 13462">
          <text:p text:style-name="P1"><text:span text:style-name="T12">: DEPENDS</text:span></text:p>
          <text:p text:style-name="P1"><text:span text:style-name="T12"/></text:p>
          <text:p text:style-name="P1"><text:span text:style-name="T12"/></text:p>
        </draw:connector>
        <draw:connector draw:style-name="gr37" draw:text-style-name="P13" draw:layer="layout" draw:type="curve" svg:x1="17.891cm" svg:y1="3.159cm" svg:x2="4.302cm" svg:y2="3.921cm" draw:start-shape="id9" draw:start-glue-point="6" draw:end-shape="id12" svg:d="M17891 3159c-10191 0-3397 762-13589 762">
          <text:p text:style-name="P1"><text:span text:style-name="T12">: AFFECTS</text:span></text:p>
          <text:p text:style-name="P1"><text:span text:style-name="T12"/></text:p>
          <text:p text:style-name="P1"><text:span text:style-name="T12"/></text:p>
          <text:p text:style-name="P1"><text:span text:style-name="T12"/></text:p>
        </draw:connector>
        <draw:custom-shape draw:style-name="gr38" draw:text-style-name="P11" xml:id="id13" draw:id="id13" draw:layer="layout" svg:width="2.54cm" svg:height="1.27cm" svg:x="24.749cm" svg:y="4.81cm">
          <text:p text:style-name="P11"><text:span text:style-name="T9">8.12.2020 19:30</text:span><text:span text:style-name="T10"><text:line-break/></text:span><text:span text:style-name="T11">: PROGR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2" draw:layer="layout" draw:type="curve" svg:x1="24.749cm" svg:y1="5.445cm" svg:x2="20.431cm" svg:y2="3.159cm" draw:start-shape="id13" draw:start-glue-point="3" draw:end-shape="id9" svg:d="M24749 5445c-3238 0-1080-2286-4318-2286">
          <text:p text:style-name="P1"/>
          <text:p text:style-name="P1"><text:span text:style-name="T11">: PROGRESS OF</text:span></text:p>
        </draw:connector>
      </draw:page>
      <draw:page draw:name="page3" draw:style-name="dp1" draw:master-page-name="Default">
        <draw:custom-shape draw:style-name="gr39" draw:text-style-name="P14" xml:id="id14" draw:id="id14" draw:layer="layout" svg:width="2.54cm" svg:height="1.27cm" svg:x="24.749cm" svg:y="2.397cm">
          <text:p text:style-name="P14"><text:span text:style-name="T13">7.12.2020 19:30</text:span><text:span text:style-name="T14"><text:line-break/></text:span><text:span text:style-name="T15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xml:id="id15" draw:id="id15" draw:layer="layout" svg:width="2.54cm" svg:height="1.27cm" svg:x="17.891cm" svg:y="2.524cm">
          <text:p text:style-name="P15"><text:span text:style-name="T16">My Job</text:span></text:p>
          <text:p text:style-name="P15"><text:span text:style-name="T17">: EXECUTION 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1" xml:id="id17" draw:id="id17" draw:layer="layout" svg:width="2.54cm" svg:height="1.27cm" svg:x="17.891cm" svg:y="9.255cm">
          <text:p text:style-name="P11"><text:span text:style-name="T9">Limit</text:span></text:p>
          <text:p text:style-name="P11"><text:span text:style-name="T11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5" xml:id="id24" draw:id="id24" draw:layer="layout" svg:width="2.54cm" svg:height="1.27cm" svg:x="1cm" svg:y="17.256cm">
          <text:p text:style-name="P15"><text:span text:style-name="T16">jdbc://.../MyTable</text:span></text:p>
          <text:p text:style-name="P15"><text:span text:style-name="T17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1" xml:id="id16" draw:id="id16" draw:layer="layout" svg:width="2.54cm" svg:height="1.27cm" svg:x="17.764cm" svg:y="6.461cm">
          <text:p text:style-name="P11"><text:span text:style-name="T9">Write as AVRO</text:span></text:p>
          <text:p text:style-name="P11"><text:span text:style-name="T11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xml:id="id26" draw:id="id26" draw:layer="layout" svg:width="2.54cm" svg:height="1.27cm" svg:x="1.762cm" svg:y="3.286cm">
          <text:p text:style-name="P15"><text:span text:style-name="T16">kafka://.../MyTopic</text:span></text:p>
          <text:p text:style-name="P15"><text:span text:style-name="T17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16" draw:layer="layout" draw:type="curve" svg:x1="24.749cm" svg:y1="3.032cm" svg:x2="20.431cm" svg:y2="3.159cm" draw:start-shape="id14" draw:start-glue-point="3" draw:end-shape="id15" draw:end-glue-point="10" svg:d="M24749 3032c-3238 0-1080 127-4318 127">
          <text:p/>
        </draw:connector>
        <draw:custom-shape draw:style-name="gr46" draw:text-style-name="P11" xml:id="id18" draw:id="id18" draw:layer="layout" svg:width="2.54cm" svg:height="1.27cm" svg:x="17.891cm" svg:y="11.795cm">
          <text:p text:style-name="P11"><text:span text:style-name="T9">Sort</text:span></text:p>
          <text:p text:style-name="P11"><text:span text:style-name="T11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1" xml:id="id19" draw:id="id19" draw:layer="layout" svg:width="2.54cm" svg:height="1.27cm" svg:x="18.018cm" svg:y="15.224cm">
          <text:p text:style-name="P11"><text:span text:style-name="T9">Join</text:span></text:p>
          <text:p text:style-name="P11"><text:span text:style-name="T11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21" draw:id="id21" draw:layer="layout" svg:width="2.54cm" svg:height="1.27cm" svg:x="10.525cm" svg:y="10.906cm">
          <text:p text:style-name="P11"><text:span text:style-name="T9">Filter</text:span></text:p>
          <text:p text:style-name="P11"><text:span text:style-name="T11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1" xml:id="id20" draw:id="id20" draw:layer="layout" svg:width="2.54cm" svg:height="1.27cm" svg:x="17.383cm" svg:y="18.73cm">
          <text:p text:style-name="P11"><text:span text:style-name="T9">Project</text:span></text:p>
          <text:p text:style-name="P11"><text:span text:style-name="T11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1" xml:id="id22" draw:id="id22" draw:layer="layout" svg:width="2.54cm" svg:height="1.27cm" svg:x="6.08cm" svg:y="10.398cm">
          <text:p text:style-name="P11"><text:span text:style-name="T9">Read CSV</text:span></text:p>
          <text:p text:style-name="P11"><text:span text:style-name="T11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5" xml:id="id25" draw:id="id25" draw:layer="layout" svg:width="2.54cm" svg:height="1.27cm" svg:x="1.127cm" svg:y="10.398cm">
          <text:p text:style-name="P15"><text:span text:style-name="T16">hdfs://.../aaa.csv</text:span></text:p>
          <text:p text:style-name="P15"><text:span text:style-name="T17">: DATA SOUR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1" xml:id="id23" draw:id="id23" draw:layer="layout" svg:width="2.54cm" svg:height="1.27cm" svg:x="6.207cm" svg:y="17.51cm">
          <text:p text:style-name="P11"><text:span text:style-name="T9">Read DB Table</text:span></text:p>
          <text:p text:style-name="P11"><text:span text:style-name="T11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" draw:layer="layout" draw:type="curve" svg:x1="19.161cm" svg:y1="3.794cm" svg:x2="19.034cm" svg:y2="6.461cm" draw:start-shape="id15" draw:start-glue-point="8" draw:end-shape="id16" draw:end-glue-point="4" svg:d="M19161 3794c0 2001-127 668-127 2667">
          <text:p/>
        </draw:connector>
        <draw:connector draw:style-name="gr54" draw:text-style-name="P13" draw:layer="layout" draw:type="curve" svg:x1="19.034cm" svg:y1="7.731cm" svg:x2="19.161cm" svg:y2="9.255cm" draw:start-shape="id16" draw:start-glue-point="8" draw:end-shape="id17" draw:end-glue-point="4" svg:d="M19034 7731c0 1143 127 381 127 1524">
          <text:p text:style-name="P1"><text:span text:style-name="T12">: FOLLOWS</text:span></text:p>
        </draw:connector>
        <draw:connector draw:style-name="gr55" draw:text-style-name="P13" draw:layer="layout" draw:type="curve" svg:x1="19.161cm" svg:y1="10.525cm" svg:x2="19.161cm" svg:y2="11.795cm" draw:start-shape="id17" draw:start-glue-point="8" draw:end-shape="id18" draw:end-glue-point="0" svg:d="M19161 10525v1270">
          <text:p text:style-name="P1"><text:span text:style-name="T12">: FOLLOWS</text:span></text:p>
        </draw:connector>
        <draw:connector draw:style-name="gr56" draw:text-style-name="P13" draw:layer="layout" draw:type="curve" svg:x1="19.161cm" svg:y1="13.065cm" svg:x2="19.288cm" svg:y2="15.224cm" draw:start-shape="id18" draw:start-glue-point="8" draw:end-shape="id19" draw:end-glue-point="4" svg:d="M19161 13065c0 1620 127 541 127 2159">
          <text:p text:style-name="P1"><text:span text:style-name="T12">: FOLLOWS</text:span></text:p>
        </draw:connector>
        <draw:connector draw:style-name="gr57" draw:text-style-name="P13" draw:layer="layout" draw:type="curve" svg:x1="19.288cm" svg:y1="16.494cm" svg:x2="18.653cm" svg:y2="18.73cm" draw:start-shape="id19" draw:start-glue-point="8" draw:end-shape="id20" svg:d="M19288 16494c0 1677-635 559-635 2236">
          <text:p text:style-name="P1"><text:span text:style-name="T12">: FOLLOWS</text:span></text:p>
        </draw:connector>
        <draw:connector draw:style-name="gr58" draw:text-style-name="P13" draw:layer="layout" draw:type="curve" svg:x1="18.018cm" svg:y1="15.859cm" svg:x2="13.065cm" svg:y2="11.541cm" draw:start-shape="id19" draw:start-glue-point="3" draw:end-shape="id21" svg:d="M18018 15859c-3714 0-1238-4318-4953-4318">
          <text:p text:style-name="P1"><text:span text:style-name="T12">: FOLLOWS</text:span></text:p>
        </draw:connector>
        <draw:connector draw:style-name="gr59" draw:text-style-name="P13" draw:layer="layout" draw:type="curve" svg:x1="10.525cm" svg:y1="11.541cm" svg:x2="8.62cm" svg:y2="11.033cm" draw:start-shape="id21" draw:start-glue-point="3" draw:end-shape="id22" svg:d="M10525 11541c-1428 0-476-508-1905-508">
          <text:p text:style-name="P1"><text:span text:style-name="T12">: FOLLOWS</text:span></text:p>
        </draw:connector>
        <draw:connector draw:style-name="gr60" draw:text-style-name="P13" draw:layer="layout" draw:type="curve" svg:x1="17.383cm" svg:y1="19.365cm" svg:x2="8.747cm" svg:y2="18.145cm" draw:start-shape="id20" draw:start-glue-point="3" draw:end-shape="id23" draw:end-glue-point="1" svg:d="M17383 19365c-6477 0-2159-1220-8636-1220">
          <text:p text:style-name="P1"><text:span text:style-name="T12">: FOLLOWS</text:span></text:p>
        </draw:connector>
        <draw:connector draw:style-name="gr36" draw:text-style-name="P13" draw:layer="layout" draw:type="curve" svg:x1="6.207cm" svg:y1="18.145cm" svg:x2="3.54cm" svg:y2="17.891cm" draw:start-shape="id23" draw:end-shape="id24" svg:d="M6207 18145c-1999 0-666-254-2667-254">
          <text:p text:style-name="P1"><text:span text:style-name="T12">: READS FROM</text:span></text:p>
          <text:p text:style-name="P1"><text:span text:style-name="T12"/></text:p>
          <text:p text:style-name="P1"><text:span text:style-name="T12"/></text:p>
          <text:p text:style-name="P1"><text:span text:style-name="T12"/></text:p>
        </draw:connector>
        <draw:connector draw:style-name="gr61" draw:text-style-name="P13" draw:layer="layout" draw:type="curve" svg:x1="6.08cm" svg:y1="11.033cm" svg:x2="3.667cm" svg:y2="11.033cm" draw:start-shape="id22" draw:end-shape="id25" svg:d="M6080 11033h-2413">
          <text:p text:style-name="P1"><text:span text:style-name="T12">: READS FROM</text:span></text:p>
          <text:p text:style-name="P1"><text:span text:style-name="T12"/></text:p>
          <text:p text:style-name="P1"><text:span text:style-name="T12"/></text:p>
        </draw:connector>
        <draw:connector draw:style-name="gr37" draw:text-style-name="P13" draw:layer="layout" draw:type="curve" svg:x1="17.764cm" svg:y1="7.096cm" svg:x2="3.93cm" svg:y2="4.37cm" draw:start-shape="id16" draw:start-glue-point="6" draw:end-shape="id26" draw:end-glue-point="9" svg:d="M17764 7096c-9223 0-13834-908-13834-2726"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: WRITES TO</text:span></text:p>
        </draw:connector>
        <draw:custom-shape draw:style-name="gr62" draw:text-style-name="P14" xml:id="id27" draw:id="id27" draw:layer="layout" svg:width="2.54cm" svg:height="1.27cm" svg:x="24.75cm" svg:y="4.739cm">
          <text:p text:style-name="P14"><text:span text:style-name="T13">8.12.2020 19:30</text:span><text:span text:style-name="T14"><text:line-break/></text:span><text:span text:style-name="T15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17" draw:layer="layout" draw:type="curve" svg:x1="24.75cm" svg:y1="5.374cm" svg:x2="20.431cm" svg:y2="3.159cm" draw:start-shape="id27" draw:start-glue-point="3" draw:end-shape="id15" svg:d="M24750 5374c-3238 0-1079-2215-4319-2215">
          <text:p/>
        </draw:connector>
        <draw:connector draw:style-name="gr63" draw:text-style-name="P1" draw:layer="layout" draw:type="curve" svg:x1="17.891cm" svg:y1="3.159cm" svg:x2="4.302cm" svg:y2="3.921cm" draw:start-shape="id15" draw:end-shape="id26" draw:end-glue-point="1" svg:d="M17891 3159c-10191 0-3397 762-13589 762">
          <text:p/>
        </draw:connector>
        <draw:connector draw:style-name="gr64" draw:text-style-name="P1" draw:layer="layout" draw:type="curve" svg:x1="19.161cm" svg:y1="3.794cm" svg:x2="2.397cm" svg:y2="10.398cm" draw:start-shape="id15" draw:start-glue-point="2" draw:end-shape="id25" draw:end-glue-point="4" svg:d="M19161 3794c0 4953-16764 1651-16764 6604">
          <text:p/>
        </draw:connector>
        <draw:connector draw:style-name="gr65" draw:text-style-name="P1" draw:layer="layout" draw:type="curve" svg:x1="19.161cm" svg:y1="3.794cm" svg:x2="2.27cm" svg:y2="17.256cm" draw:start-shape="id15" draw:start-glue-point="2" draw:end-shape="id24" draw:end-glue-point="4" svg:d="M19161 3794c0 10096-16891 3366-16891 13462">
          <text:p/>
        </draw:connector>
      </draw:page>
      <draw:page draw:name="page4" draw:style-name="dp1" draw:master-page-name="Default">
        <draw:custom-shape draw:style-name="gr66" draw:text-style-name="P14" xml:id="id28" draw:id="id28" draw:layer="layout" svg:width="2.54cm" svg:height="1.27cm" svg:x="24.749cm" svg:y="2.397cm">
          <text:p text:style-name="P14"><text:span text:style-name="T13">7.12.2020 19:30</text:span><text:span text:style-name="T14"><text:line-break/></text:span><text:span text:style-name="T15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4" xml:id="id29" draw:id="id29" draw:layer="layout" svg:width="2.54cm" svg:height="1.27cm" svg:x="17.891cm" svg:y="2.524cm">
          <text:p text:style-name="P14"><text:span text:style-name="T18">My Job</text:span></text:p>
          <text:p text:style-name="P14"><text:span text:style-name="T19">: EXECUTION 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xml:id="id31" draw:id="id31" draw:layer="layout" svg:width="2.54cm" svg:height="1.27cm" svg:x="17.891cm" svg:y="9.255cm">
          <text:p text:style-name="P15"><text:span text:style-name="T16">Limit</text:span></text:p>
          <text:p text:style-name="P15"><text:span text:style-name="T1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4" xml:id="id38" draw:id="id38" draw:layer="layout" svg:width="2.54cm" svg:height="1.27cm" svg:x="1cm" svg:y="17.256cm">
          <text:p text:style-name="P14"><text:span text:style-name="T18">jdbc://.../MyTable</text:span></text:p>
          <text:p text:style-name="P14"><text:span text:style-name="T19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5" xml:id="id30" draw:id="id30" draw:layer="layout" svg:width="2.54cm" svg:height="1.27cm" svg:x="17.764cm" svg:y="6.461cm">
          <text:p text:style-name="P15"><text:span text:style-name="T16">Write as AVRO</text:span></text:p>
          <text:p text:style-name="P15"><text:span text:style-name="T1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4" xml:id="id40" draw:id="id40" draw:layer="layout" svg:width="2.54cm" svg:height="1.27cm" svg:x="1.762cm" svg:y="3.286cm">
          <text:p text:style-name="P14"><text:span text:style-name="T18">kafka://.../MyTopic</text:span></text:p>
          <text:p text:style-name="P14"><text:span text:style-name="T19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16" draw:layer="layout" draw:type="curve" svg:x1="24.749cm" svg:y1="3.032cm" svg:x2="20.431cm" svg:y2="3.159cm" draw:start-shape="id28" draw:start-glue-point="3" draw:end-shape="id29" draw:end-glue-point="10" svg:d="M24749 3032c-3238 0-1080 127-4318 127">
          <text:p/>
        </draw:connector>
        <draw:custom-shape draw:style-name="gr72" draw:text-style-name="P15" xml:id="id32" draw:id="id32" draw:layer="layout" svg:width="2.54cm" svg:height="1.27cm" svg:x="17.891cm" svg:y="11.795cm">
          <text:p text:style-name="P15"><text:span text:style-name="T16">Sort</text:span></text:p>
          <text:p text:style-name="P15"><text:span text:style-name="T1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xml:id="id33" draw:id="id33" draw:layer="layout" svg:width="2.54cm" svg:height="1.27cm" svg:x="18.018cm" svg:y="15.224cm">
          <text:p text:style-name="P15"><text:span text:style-name="T16">Join</text:span></text:p>
          <text:p text:style-name="P15"><text:span text:style-name="T1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5" xml:id="id35" draw:id="id35" draw:layer="layout" svg:width="2.54cm" svg:height="1.27cm" svg:x="10.525cm" svg:y="10.906cm">
          <text:p text:style-name="P15"><text:span text:style-name="T16">Filter</text:span></text:p>
          <text:p text:style-name="P15"><text:span text:style-name="T1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5" xml:id="id34" draw:id="id34" draw:layer="layout" svg:width="2.54cm" svg:height="1.27cm" svg:x="17.383cm" svg:y="18.73cm">
          <text:p text:style-name="P15"><text:span text:style-name="T16">Project</text:span></text:p>
          <text:p text:style-name="P15"><text:span text:style-name="T1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5" xml:id="id36" draw:id="id36" draw:layer="layout" svg:width="2.54cm" svg:height="1.27cm" svg:x="6.08cm" svg:y="10.398cm">
          <text:p text:style-name="P15"><text:span text:style-name="T16">Read CSV</text:span></text:p>
          <text:p text:style-name="P15"><text:span text:style-name="T1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4" xml:id="id39" draw:id="id39" draw:layer="layout" svg:width="2.54cm" svg:height="1.27cm" svg:x="1.127cm" svg:y="10.398cm">
          <text:p text:style-name="P14"><text:span text:style-name="T18">hdfs://.../aaa.csv</text:span></text:p>
          <text:p text:style-name="P14"><text:span text:style-name="T19">: DATA SOUR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5" xml:id="id37" draw:id="id37" draw:layer="layout" svg:width="2.54cm" svg:height="1.27cm" svg:x="6.207cm" svg:y="17.51cm">
          <text:p text:style-name="P15"><text:span text:style-name="T16">Read DB Table</text:span></text:p>
          <text:p text:style-name="P15"><text:span text:style-name="T1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9" draw:text-style-name="P1" draw:layer="layout" draw:type="curve" svg:x1="19.161cm" svg:y1="3.794cm" svg:x2="19.034cm" svg:y2="6.461cm" draw:start-shape="id29" draw:start-glue-point="8" draw:end-shape="id30" draw:end-glue-point="4" svg:d="M19161 3794c0 2001-127 668-127 2667">
          <text:p/>
        </draw:connector>
        <draw:connector draw:style-name="gr80" draw:text-style-name="P1" draw:layer="layout" draw:type="curve" svg:x1="19.034cm" svg:y1="7.731cm" svg:x2="19.161cm" svg:y2="9.255cm" draw:start-shape="id30" draw:start-glue-point="8" draw:end-shape="id31" draw:end-glue-point="4" svg:d="M19034 7731c0 1143 127 381 127 1524">
          <text:p/>
        </draw:connector>
        <draw:connector draw:style-name="gr81" draw:text-style-name="P1" draw:layer="layout" draw:type="curve" svg:x1="19.161cm" svg:y1="10.525cm" svg:x2="19.161cm" svg:y2="11.795cm" draw:start-shape="id31" draw:start-glue-point="8" draw:end-shape="id32" draw:end-glue-point="0" svg:d="M19161 10525v1270">
          <text:p/>
        </draw:connector>
        <draw:connector draw:style-name="gr82" draw:text-style-name="P1" draw:layer="layout" draw:type="curve" svg:x1="19.161cm" svg:y1="13.065cm" svg:x2="19.288cm" svg:y2="15.224cm" draw:start-shape="id32" draw:start-glue-point="8" draw:end-shape="id33" draw:end-glue-point="4" svg:d="M19161 13065c0 1620 127 541 127 2159">
          <text:p/>
        </draw:connector>
        <draw:connector draw:style-name="gr83" draw:text-style-name="P1" draw:layer="layout" draw:type="curve" svg:x1="19.288cm" svg:y1="16.494cm" svg:x2="18.653cm" svg:y2="18.73cm" draw:start-shape="id33" draw:start-glue-point="8" draw:end-shape="id34" svg:d="M19288 16494c0 1677-635 559-635 2236">
          <text:p/>
        </draw:connector>
        <draw:connector draw:style-name="gr84" draw:text-style-name="P1" draw:layer="layout" draw:type="curve" svg:x1="18.018cm" svg:y1="15.859cm" svg:x2="13.065cm" svg:y2="11.541cm" draw:start-shape="id33" draw:start-glue-point="3" draw:end-shape="id35" svg:d="M18018 15859c-3714 0-1238-4318-4953-4318">
          <text:p/>
        </draw:connector>
        <draw:connector draw:style-name="gr85" draw:text-style-name="P1" draw:layer="layout" draw:type="curve" svg:x1="10.525cm" svg:y1="11.541cm" svg:x2="8.62cm" svg:y2="11.033cm" draw:start-shape="id35" draw:start-glue-point="3" draw:end-shape="id36" svg:d="M10525 11541c-1428 0-476-508-1905-508">
          <text:p/>
        </draw:connector>
        <draw:connector draw:style-name="gr86" draw:text-style-name="P18" draw:layer="layout" draw:type="curve" svg:x1="17.383cm" svg:y1="19.365cm" svg:x2="8.747cm" svg:y2="18.145cm" draw:start-shape="id34" draw:start-glue-point="3" draw:end-shape="id37" draw:end-glue-point="1" svg:d="M17383 19365c-6477 0-2159-1220-8636-1220">
          <text:p/>
        </draw:connector>
        <draw:connector draw:style-name="gr87" draw:text-style-name="P1" draw:layer="layout" draw:type="curve" svg:x1="6.207cm" svg:y1="18.145cm" svg:x2="3.54cm" svg:y2="17.891cm" draw:start-shape="id37" draw:end-shape="id38" svg:d="M6207 18145c-1999 0-666-254-2667-254">
          <text:p/>
        </draw:connector>
        <draw:connector draw:style-name="gr88" draw:text-style-name="P1" draw:layer="layout" draw:type="curve" svg:x1="6.08cm" svg:y1="11.033cm" svg:x2="3.667cm" svg:y2="11.033cm" draw:start-shape="id36" draw:end-shape="id39" svg:d="M6080 11033h-2413">
          <text:p/>
        </draw:connector>
        <draw:connector draw:style-name="gr89" draw:text-style-name="P1" draw:layer="layout" draw:type="curve" svg:x1="17.764cm" svg:y1="7.096cm" svg:x2="3.93cm" svg:y2="4.37cm" draw:start-shape="id30" draw:start-glue-point="6" draw:end-shape="id40" draw:end-glue-point="9" svg:d="M17764 7096c-9223 0-13834-908-13834-2726">
          <text:p/>
        </draw:connector>
        <draw:custom-shape draw:style-name="gr90" draw:text-style-name="P11" xml:id="id43" draw:id="id43" draw:layer="layout" svg:width="2.54cm" svg:height="1.27cm" svg:x="8.747cm" svg:y="15.605cm">
          <text:p text:style-name="P11"><text:span text:style-name="T9">B</text:span></text:p>
          <text:p text:style-name="P11"><text:span text:style-name="T11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1" xml:id="id42" draw:id="id42" draw:layer="layout" svg:width="2.54cm" svg:height="1.27cm" svg:x="8.747cm" svg:y="13.7cm">
          <text:p text:style-name="P11"><text:span text:style-name="T9">A</text:span></text:p>
          <text:p text:style-name="P11"><text:span text:style-name="T11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1" xml:id="id41" draw:id="id41" draw:layer="layout" svg:width="2.54cm" svg:height="1.27cm" svg:x="4.81cm" svg:y="14.589cm">
          <text:p text:style-name="P11"><text:span text:style-name="T11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3" draw:text-style-name="P13" draw:layer="layout" draw:type="curve" svg:x1="7.35cm" svg:y1="15.224cm" svg:x2="8.747cm" svg:y2="14.335cm" draw:start-shape="id41" draw:start-glue-point="1" draw:end-shape="id42" svg:d="M7350 15224c1048 0 350-889 1397-889"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<text:tab/></text:span></text:p>
          <text:p text:style-name="P1"><text:span text:style-name="T12"><text:tab/></text:span><text:span text:style-name="T12">: CONSISTS OF</text:span></text:p>
        </draw:connector>
        <draw:connector draw:style-name="gr94" draw:text-style-name="P18" draw:layer="layout" draw:type="curve" svg:x1="7.35cm" svg:y1="15.224cm" svg:x2="8.747cm" svg:y2="16.24cm" draw:start-shape="id41" draw:end-shape="id43" svg:d="M7350 15224c1048 0 350 1016 1397 1016">
          <text:p/>
        </draw:connector>
        <draw:connector draw:style-name="gr95" draw:text-style-name="P13" draw:layer="layout" draw:type="curve" svg:x1="7.477cm" svg:y1="17.51cm" svg:x2="6.08cm" svg:y2="15.859cm" draw:start-shape="id37" draw:end-shape="id41" draw:end-glue-point="2" svg:d="M7477 17510c0-1237-1397-412-1397-1651">
          <text:p text:style-name="P1"><text:span text:style-name="T12"/></text:p>
          <text:p text:style-name="P1"><text:span text:style-name="T12"/></text:p>
          <text:p text:style-name="P1"><text:span text:style-name="T12">: EMITS</text:span></text:p>
        </draw:connector>
        <draw:custom-shape draw:style-name="gr96" draw:text-style-name="P11" xml:id="id45" draw:id="id45" draw:layer="layout" svg:width="2.54cm" svg:height="1.27cm" svg:x="24.622cm" svg:y="13.7cm">
          <text:p text:style-name="P11"><text:span text:style-name="T9">C</text:span></text:p>
          <text:p text:style-name="P11"><text:span text:style-name="T11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1" xml:id="id44" draw:id="id44" draw:layer="layout" svg:width="2.54cm" svg:height="1.27cm" svg:x="20.558cm" svg:y="17.383cm">
          <text:p text:style-name="P11"><text:span text:style-name="T11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3" draw:text-style-name="P13" draw:layer="layout" draw:type="curve" svg:x1="23.098cm" svg:y1="18.018cm" svg:x2="25.892cm" svg:y2="14.97cm" draw:start-shape="id44" draw:start-glue-point="10" draw:end-shape="id45" draw:end-glue-point="8" svg:d="M23098 18018c1863 0 2794-1016 2794-3048"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: CONSISTS OF</text:span></text:p>
        </draw:connector>
        <draw:connector draw:style-name="gr98" draw:text-style-name="P13" draw:layer="layout" draw:type="curve" svg:x1="20.558cm" svg:y1="18.018cm" svg:x2="10.915cm" svg:y2="16.689cm" draw:start-shape="id44" draw:end-shape="id43" draw:end-glue-point="9" svg:d="M20558 18018c-6429 0-9643-443-9643-1329">
          <text:p text:style-name="P1"><text:span text:style-name="T12"/></text:p>
          <text:p text:style-name="P1"><text:span text:style-name="T12"/></text:p>
          <text:p text:style-name="P1"><text:span text:style-name="T12">: CONSISTS OF</text:span></text:p>
        </draw:connector>
        <draw:connector draw:style-name="gr99" draw:text-style-name="P13" draw:layer="layout" draw:type="curve" svg:x1="19.923cm" svg:y1="19.365cm" svg:x2="21.828cm" svg:y2="18.653cm" draw:start-shape="id34" draw:start-glue-point="10" draw:end-shape="id44" draw:end-glue-point="8" svg:d="M19923 19365c1270 0 1905-237 1905-712">
          <text:p text:style-name="P1"><text:span text:style-name="T12"/></text:p>
          <text:p text:style-name="P1"><text:span text:style-name="T12">: EMITS</text:span></text:p>
        </draw:connector>
        <draw:custom-shape draw:style-name="gr100" draw:text-style-name="P14" xml:id="id46" draw:id="id46" draw:layer="layout" svg:width="2.54cm" svg:height="1.27cm" svg:x="24.75cm" svg:y="4.739cm">
          <text:p text:style-name="P14"><text:span text:style-name="T13">8.12.2020 19:30</text:span><text:span text:style-name="T14"><text:line-break/></text:span><text:span text:style-name="T15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17" draw:layer="layout" draw:type="curve" svg:x1="24.75cm" svg:y1="5.374cm" svg:x2="20.431cm" svg:y2="3.159cm" draw:start-shape="id46" draw:start-glue-point="3" draw:end-shape="id29" svg:d="M24750 5374c-3238 0-1079-2215-4319-2215">
          <text:p/>
        </draw:connector>
        <draw:connector draw:style-name="gr63" draw:text-style-name="P1" draw:layer="layout" draw:type="curve" svg:x1="17.891cm" svg:y1="3.159cm" svg:x2="4.302cm" svg:y2="3.921cm" draw:start-shape="id29" draw:end-shape="id40" draw:end-glue-point="1" svg:d="M17891 3159c-10191 0-3397 762-13589 762">
          <text:p/>
        </draw:connector>
        <draw:connector draw:style-name="gr64" draw:text-style-name="P1" draw:layer="layout" draw:type="curve" svg:x1="19.161cm" svg:y1="3.794cm" svg:x2="2.397cm" svg:y2="10.398cm" draw:start-shape="id29" draw:start-glue-point="2" draw:end-shape="id39" draw:end-glue-point="4" svg:d="M19161 3794c0 4953-16764 1651-16764 6604">
          <text:p/>
        </draw:connector>
        <draw:connector draw:style-name="gr65" draw:text-style-name="P1" draw:layer="layout" draw:type="curve" svg:x1="19.161cm" svg:y1="3.794cm" svg:x2="2.27cm" svg:y2="17.256cm" draw:start-shape="id29" draw:start-glue-point="2" draw:end-shape="id38" draw:end-glue-point="4" svg:d="M19161 3794c0 10096-16891 3366-16891 13462">
          <text:p/>
        </draw:connector>
        <draw:connector draw:style-name="gr101" draw:text-style-name="P13" draw:layer="layout" draw:type="curve" svg:x1="24.994cm" svg:y1="14.784cm" svg:x2="11.287cm" svg:y2="16.24cm" draw:start-shape="id45" draw:start-glue-point="7" draw:end-shape="id43" draw:end-glue-point="10" svg:d="M24994 14784c0 971-4569 1456-13707 1456"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: DERIVES FROM</text:span></text:p>
        </draw:connector>
        <draw:connector draw:style-name="gr102" draw:text-style-name="P13" draw:layer="layout" draw:type="curve" svg:x1="24.622cm" svg:y1="14.335cm" svg:x2="11.287cm" svg:y2="14.335cm" draw:start-shape="id45" draw:end-shape="id42" svg:d="M24622 14335h-13335">
          <text:p text:style-name="P1"><text:span text:style-name="T12">: DERIVES FROM</text:span></text:p>
          <text:p text:style-name="P1"><text:span text:style-name="T12"/></text:p>
          <text:p text:style-name="P1"><text:span text:style-name="T12"/></text:p>
        </draw:connector>
        <draw:custom-shape draw:style-name="gr103" draw:text-style-name="P11" xml:id="id49" draw:id="id49" draw:layer="layout" svg:width="2.54cm" svg:height="1.27cm" svg:x="10.525cm" svg:y="8.366cm">
          <text:p text:style-name="P11"><text:span text:style-name="T9">Y</text:span></text:p>
          <text:p text:style-name="P11"><text:span text:style-name="T11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11" xml:id="id48" draw:id="id48" draw:layer="layout" svg:width="2.54cm" svg:height="1.27cm" svg:x="10.525cm" svg:y="6.461cm">
          <text:p text:style-name="P11"><text:span text:style-name="T9">X</text:span></text:p>
          <text:p text:style-name="P11"><text:span text:style-name="T11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1" xml:id="id47" draw:id="id47" draw:layer="layout" svg:width="2.54cm" svg:height="1.27cm" svg:x="6.588cm" svg:y="7.35cm">
          <text:p text:style-name="P11"><text:span text:style-name="T11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3" draw:text-style-name="P13" draw:layer="layout" draw:type="curve" svg:x1="9.128cm" svg:y1="7.985cm" svg:x2="10.525cm" svg:y2="7.096cm" draw:start-shape="id47" draw:start-glue-point="1" draw:end-shape="id48" svg:d="M9128 7985c1048 0 350-889 1397-889"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<text:tab/></text:span><text:span text:style-name="T12">: CONSISTS OF</text:span></text:p>
        </draw:connector>
        <draw:connector draw:style-name="gr94" draw:text-style-name="P18" draw:layer="layout" draw:type="curve" svg:x1="9.128cm" svg:y1="7.985cm" svg:x2="10.525cm" svg:y2="9.001cm" draw:start-shape="id47" draw:end-shape="id49" svg:d="M9128 7985c1048 0 350 1016 1397 1016">
          <text:p/>
        </draw:connector>
        <draw:connector draw:style-name="gr106" draw:text-style-name="P13" draw:layer="layout" draw:type="curve" svg:x1="7.35cm" svg:y1="10.398cm" svg:x2="6.96cm" svg:y2="8.434cm" draw:start-shape="id36" draw:end-shape="id47" draw:end-glue-point="7" svg:d="M7350 10398c0-1333-390-352-390-1964">
          <text:p text:style-name="P1"><text:span text:style-name="T12">: EMITS</text:span></text:p>
        </draw:connector>
        <draw:connector draw:style-name="gr107" draw:text-style-name="P13" draw:layer="layout" draw:type="curve" svg:x1="10.897cm" svg:y1="11.092cm" svg:x2="7.858cm" svg:y2="8.62cm" draw:start-shape="id35" draw:start-glue-point="5" draw:end-shape="id47" draw:end-glue-point="8" svg:d="M10897 11092c0-1993-3039-758-3039-2472">
          <text:p text:style-name="P1"><text:span text:style-name="T12"/></text:p>
          <text:p text:style-name="P1"><text:span text:style-name="T12">: EMITS</text:span></text:p>
        </draw:connector>
        <draw:custom-shape draw:style-name="gr108" draw:text-style-name="P11" xml:id="id50" draw:id="id50" draw:layer="layout" svg:width="2.54cm" svg:height="1.27cm" svg:x="24.495cm" svg:y="10.525cm">
          <text:p text:style-name="P11"><text:span text:style-name="T11">: SCHE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3" draw:text-style-name="P13" draw:layer="layout" draw:type="curve" svg:x1="24.495cm" svg:y1="11.16cm" svg:x2="13.065cm" svg:y2="7.096cm" draw:start-shape="id50" draw:start-glue-point="3" draw:end-shape="id48" svg:d="M24495 11160c-8572 0-2858-4064-11430-4064"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/text:p>
          <text:p text:style-name="P1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: CONSISTS OF</text:span></text:p>
        </draw:connector>
        <draw:connector draw:style-name="gr98" draw:text-style-name="P13" draw:layer="layout" draw:type="curve" svg:x1="27.035cm" svg:y1="11.16cm" svg:x2="27.162cm" svg:y2="14.335cm" draw:start-shape="id50" draw:start-glue-point="10" draw:end-shape="id45" draw:end-glue-point="10" svg:d="M27035 11160c942 0 878 3175 127 3175">
          <text:p text:style-name="P1"><text:span text:style-name="T12">: CONSISTS OF</text:span></text:p>
        </draw:connector>
        <draw:connector draw:style-name="gr109" draw:text-style-name="P13" draw:layer="layout" draw:type="curve" svg:x1="19.288cm" svg:y1="15.224cm" svg:x2="25.765cm" svg:y2="11.795cm" draw:start-shape="id33" draw:end-shape="id50" draw:end-glue-point="8" svg:d="M19288 15224c0-2571 6477-857 6477-3429">
          <text:p text:style-name="P1"><text:span text:style-name="T12">: EMITS</text:span></text:p>
          <text:p text:style-name="P1"><text:span text:style-name="T12"/></text:p>
          <text:p text:style-name="P1"><text:span text:style-name="T12"/></text:p>
        </draw:connector>
        <draw:connector draw:style-name="gr110" draw:text-style-name="P13" draw:layer="layout" draw:type="curve" svg:x1="20.431cm" svg:y1="12.43cm" svg:x2="24.867cm" svg:y2="11.609cm" draw:start-shape="id32" draw:end-shape="id50" draw:end-glue-point="7" svg:d="M20431 12430c2958 0 4436-273 4436-821">
          <text:p text:style-name="P1"><text:span text:style-name="T12">: EMITS</text:span></text:p>
        </draw:connector>
        <draw:connector draw:style-name="gr111" draw:text-style-name="P13" draw:layer="layout" draw:type="curve" svg:x1="20.431cm" svg:y1="9.89cm" svg:x2="24.867cm" svg:y2="10.711cm" draw:start-shape="id31" draw:start-glue-point="10" draw:end-shape="id50" draw:end-glue-point="5" svg:d="M20431 9890c2958 0 4436 273 4436 821">
          <text:p text:style-name="P1"><text:span text:style-name="T12">: EMITS</text:span></text:p>
          <text:p text:style-name="P1"><text:span text:style-name="T12"/></text:p>
        </draw:connector>
        <draw:connector draw:style-name="gr112" draw:text-style-name="P13" draw:layer="layout" draw:type="curve" svg:x1="19.034cm" svg:y1="7.731cm" svg:x2="25.765cm" svg:y2="10.525cm" draw:start-shape="id30" draw:start-glue-point="2" draw:end-shape="id50" draw:end-glue-point="4" svg:d="M19034 7731c0 2095 6731 699 6731 2794">
          <text:p text:style-name="P1"><text:span text:style-name="T12">: EMITS</text:span></text:p>
          <text:p text:style-name="P1"><text:span text:style-name="T12"/></text:p>
          <text:p text:style-name="P1"><text:span text:style-name="T12"/></text:p>
        </draw:connector>
        <draw:connector draw:style-name="gr113" draw:text-style-name="P13" draw:layer="layout" draw:type="curve" svg:x1="17.891cm" svg:y1="12.43cm" svg:x2="13.065cm" svg:y2="9.001cm" draw:start-shape="id32" draw:start-glue-point="3" draw:end-shape="id49" svg:d="M17891 12430c-3619 0-1207-3429-4826-3429">
          <text:p text:style-name="P1"><text:span text:style-name="T12">: USES</text:span></text:p>
        </draw:connector>
      </draw:page>
      <draw:page draw:name="page5" draw:style-name="dp1" draw:master-page-name="Default">
        <draw:custom-shape draw:style-name="gr114" draw:text-style-name="P14" xml:id="id51" draw:id="id51" draw:layer="layout" svg:width="2.54cm" svg:height="1.27cm" svg:x="24.749cm" svg:y="2.397cm">
          <text:p text:style-name="P14"><text:span text:style-name="T13">7.12.2020 19:30</text:span><text:span text:style-name="T14"><text:line-break/></text:span><text:span text:style-name="T15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19" xml:id="id52" draw:id="id52" draw:layer="layout" svg:width="2.54cm" svg:height="1.27cm" svg:x="17.891cm" svg:y="2.524cm">
          <text:p text:style-name="P19"><text:span text:style-name="T18">My Job</text:span></text:p>
          <text:p text:style-name="P19"><text:span text:style-name="T19">: EXECUTION 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19" xml:id="id54" draw:id="id54" draw:layer="layout" svg:width="2.54cm" svg:height="1.27cm" svg:x="17.891cm" svg:y="9.255cm">
          <text:p text:style-name="P19"><text:span text:style-name="T18">Limit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19" xml:id="id61" draw:id="id61" draw:layer="layout" svg:width="2.54cm" svg:height="1.27cm" svg:x="1cm" svg:y="17.256cm">
          <text:p text:style-name="P19"><text:span text:style-name="T18">jdbc://.../MyTable</text:span></text:p>
          <text:p text:style-name="P19"><text:span text:style-name="T19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19" xml:id="id53" draw:id="id53" draw:layer="layout" svg:width="2.54cm" svg:height="1.27cm" svg:x="17.764cm" svg:y="6.461cm">
          <text:p text:style-name="P19"><text:span text:style-name="T18">Write as AVRO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19" xml:id="id63" draw:id="id63" draw:layer="layout" svg:width="2.54cm" svg:height="1.27cm" svg:x="1.762cm" svg:y="3.286cm">
          <text:p text:style-name="P19"><text:span text:style-name="T18">kafka://.../MyTopic</text:span></text:p>
          <text:p text:style-name="P19"><text:span text:style-name="T19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16" draw:layer="layout" draw:type="curve" svg:x1="24.749cm" svg:y1="3.032cm" svg:x2="20.431cm" svg:y2="3.159cm" draw:start-shape="id51" draw:start-glue-point="3" draw:end-shape="id52" draw:end-glue-point="10" svg:d="M24749 3032c-3238 0-1080 127-4318 127">
          <text:p/>
        </draw:connector>
        <draw:custom-shape draw:style-name="gr120" draw:text-style-name="P19" xml:id="id55" draw:id="id55" draw:layer="layout" svg:width="2.54cm" svg:height="1.27cm" svg:x="17.891cm" svg:y="11.795cm">
          <text:p text:style-name="P19"><text:span text:style-name="T18">Sort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19" xml:id="id56" draw:id="id56" draw:layer="layout" svg:width="2.54cm" svg:height="1.27cm" svg:x="18.018cm" svg:y="15.224cm">
          <text:p text:style-name="P19"><text:span text:style-name="T18">Join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15" xml:id="id58" draw:id="id58" draw:layer="layout" svg:width="2.54cm" svg:height="1.27cm" svg:x="10.525cm" svg:y="10.906cm">
          <text:p text:style-name="P15"><text:span text:style-name="T16">Filter</text:span></text:p>
          <text:p text:style-name="P15"><text:span text:style-name="T1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19" xml:id="id57" draw:id="id57" draw:layer="layout" svg:width="2.54cm" svg:height="1.27cm" svg:x="17.383cm" svg:y="18.73cm">
          <text:p text:style-name="P19"><text:span text:style-name="T18">Project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19" xml:id="id59" draw:id="id59" draw:layer="layout" svg:width="2.54cm" svg:height="1.27cm" svg:x="6.08cm" svg:y="10.398cm">
          <text:p text:style-name="P19"><text:span text:style-name="T18">Read CSV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9" xml:id="id62" draw:id="id62" draw:layer="layout" svg:width="2.54cm" svg:height="1.27cm" svg:x="1.127cm" svg:y="10.398cm">
          <text:p text:style-name="P19"><text:span text:style-name="T18">hdfs://.../aaa.csv</text:span></text:p>
          <text:p text:style-name="P19"><text:span text:style-name="T19">: DATA SOUR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9" xml:id="id60" draw:id="id60" draw:layer="layout" svg:width="2.54cm" svg:height="1.27cm" svg:x="6.207cm" svg:y="17.51cm">
          <text:p text:style-name="P19"><text:span text:style-name="T18">Read DB Table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9" draw:text-style-name="P1" draw:layer="layout" draw:type="curve" svg:x1="19.161cm" svg:y1="3.794cm" svg:x2="19.034cm" svg:y2="6.461cm" draw:start-shape="id52" draw:start-glue-point="8" draw:end-shape="id53" draw:end-glue-point="4" svg:d="M19161 3794c0 2001-127 668-127 2667">
          <text:p/>
        </draw:connector>
        <draw:connector draw:style-name="gr80" draw:text-style-name="P1" draw:layer="layout" draw:type="curve" svg:x1="19.034cm" svg:y1="7.731cm" svg:x2="19.161cm" svg:y2="9.255cm" draw:start-shape="id53" draw:start-glue-point="8" draw:end-shape="id54" draw:end-glue-point="4" svg:d="M19034 7731c0 1143 127 381 127 1524">
          <text:p/>
        </draw:connector>
        <draw:connector draw:style-name="gr81" draw:text-style-name="P1" draw:layer="layout" draw:type="curve" svg:x1="19.161cm" svg:y1="10.525cm" svg:x2="19.161cm" svg:y2="11.795cm" draw:start-shape="id54" draw:start-glue-point="8" draw:end-shape="id55" draw:end-glue-point="0" svg:d="M19161 10525v1270">
          <text:p/>
        </draw:connector>
        <draw:connector draw:style-name="gr82" draw:text-style-name="P1" draw:layer="layout" draw:type="curve" svg:x1="19.161cm" svg:y1="13.065cm" svg:x2="19.288cm" svg:y2="15.224cm" draw:start-shape="id55" draw:start-glue-point="8" draw:end-shape="id56" draw:end-glue-point="4" svg:d="M19161 13065c0 1620 127 541 127 2159">
          <text:p/>
        </draw:connector>
        <draw:connector draw:style-name="gr83" draw:text-style-name="P1" draw:layer="layout" draw:type="curve" svg:x1="19.288cm" svg:y1="16.494cm" svg:x2="18.653cm" svg:y2="18.73cm" draw:start-shape="id56" draw:start-glue-point="8" draw:end-shape="id57" svg:d="M19288 16494c0 1677-635 559-635 2236">
          <text:p/>
        </draw:connector>
        <draw:connector draw:style-name="gr84" draw:text-style-name="P1" draw:layer="layout" draw:type="curve" svg:x1="18.018cm" svg:y1="15.859cm" svg:x2="13.065cm" svg:y2="11.541cm" draw:start-shape="id56" draw:start-glue-point="3" draw:end-shape="id58" svg:d="M18018 15859c-3714 0-1238-4318-4953-4318">
          <text:p/>
        </draw:connector>
        <draw:connector draw:style-name="gr85" draw:text-style-name="P1" draw:layer="layout" draw:type="curve" svg:x1="10.525cm" svg:y1="11.541cm" svg:x2="8.62cm" svg:y2="11.033cm" draw:start-shape="id58" draw:start-glue-point="3" draw:end-shape="id59" svg:d="M10525 11541c-1428 0-476-508-1905-508">
          <text:p/>
        </draw:connector>
        <draw:connector draw:style-name="gr86" draw:text-style-name="P1" draw:layer="layout" draw:type="curve" svg:x1="17.383cm" svg:y1="19.365cm" svg:x2="8.747cm" svg:y2="18.145cm" draw:start-shape="id57" draw:start-glue-point="3" draw:end-shape="id60" draw:end-glue-point="1" svg:d="M17383 19365c-6477 0-2159-1220-8636-1220">
          <text:p/>
        </draw:connector>
        <draw:connector draw:style-name="gr87" draw:text-style-name="P1" draw:layer="layout" draw:type="curve" svg:x1="6.207cm" svg:y1="18.145cm" svg:x2="3.54cm" svg:y2="17.891cm" draw:start-shape="id60" draw:end-shape="id61" svg:d="M6207 18145c-1999 0-666-254-2667-254">
          <text:p/>
        </draw:connector>
        <draw:connector draw:style-name="gr88" draw:text-style-name="P1" draw:layer="layout" draw:type="curve" svg:x1="6.08cm" svg:y1="11.033cm" svg:x2="3.667cm" svg:y2="11.033cm" draw:start-shape="id59" draw:end-shape="id62" svg:d="M6080 11033h-2413">
          <text:p/>
        </draw:connector>
        <draw:connector draw:style-name="gr89" draw:text-style-name="P1" draw:layer="layout" draw:type="curve" svg:x1="17.764cm" svg:y1="7.096cm" svg:x2="3.93cm" svg:y2="4.37cm" draw:start-shape="id53" draw:start-glue-point="6" draw:end-shape="id63" draw:end-glue-point="9" svg:d="M17764 7096c-9223 0-13834-908-13834-2726">
          <text:p/>
        </draw:connector>
        <draw:custom-shape draw:style-name="gr127" draw:text-style-name="P15" xml:id="id66" draw:id="id66" draw:layer="layout" svg:width="2.54cm" svg:height="1.27cm" svg:x="8.747cm" svg:y="15.605cm">
          <text:p text:style-name="P15"><text:span text:style-name="T16">B</text:span></text:p>
          <text:p text:style-name="P15"><text:span text:style-name="T17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5" xml:id="id65" draw:id="id65" draw:layer="layout" svg:width="2.54cm" svg:height="1.27cm" svg:x="8.747cm" svg:y="13.7cm">
          <text:p text:style-name="P15"><text:span text:style-name="T16">A</text:span></text:p>
          <text:p text:style-name="P15"><text:span text:style-name="T17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20" xml:id="id64" draw:id="id64" draw:layer="layout" svg:width="2.54cm" svg:height="1.27cm" svg:x="4.81cm" svg:y="14.589cm">
          <text:p text:style-name="P20"><text:span text:style-name="T19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0" draw:text-style-name="P1" draw:layer="layout" draw:type="curve" svg:x1="7.35cm" svg:y1="15.224cm" svg:x2="8.747cm" svg:y2="14.335cm" draw:start-shape="id64" draw:start-glue-point="1" draw:end-shape="id65" svg:d="M7350 15224c1048 0 350-889 1397-889">
          <text:p/>
        </draw:connector>
        <draw:connector draw:style-name="gr131" draw:text-style-name="P1" draw:layer="layout" draw:type="curve" svg:x1="7.35cm" svg:y1="15.224cm" svg:x2="8.747cm" svg:y2="16.24cm" draw:start-shape="id64" draw:end-shape="id66" svg:d="M7350 15224c1048 0 350 1016 1397 1016">
          <text:p/>
        </draw:connector>
        <draw:connector draw:style-name="gr132" draw:text-style-name="P1" draw:layer="layout" draw:type="curve" svg:x1="7.477cm" svg:y1="17.51cm" svg:x2="6.08cm" svg:y2="15.859cm" draw:start-shape="id60" draw:end-shape="id64" draw:end-glue-point="2" svg:d="M7477 17510c0-1237-1397-412-1397-1651">
          <text:p/>
        </draw:connector>
        <draw:custom-shape draw:style-name="gr133" draw:text-style-name="P15" xml:id="id68" draw:id="id68" draw:layer="layout" svg:width="2.54cm" svg:height="1.27cm" svg:x="24.622cm" svg:y="13.7cm">
          <text:p text:style-name="P15"><text:span text:style-name="T16">C</text:span></text:p>
          <text:p text:style-name="P15"><text:span text:style-name="T17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20" xml:id="id67" draw:id="id67" draw:layer="layout" svg:width="2.54cm" svg:height="1.27cm" svg:x="20.558cm" svg:y="17.383cm">
          <text:p text:style-name="P20"><text:span text:style-name="T19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0" draw:text-style-name="P1" draw:layer="layout" draw:type="curve" svg:x1="23.098cm" svg:y1="18.018cm" svg:x2="25.892cm" svg:y2="14.97cm" draw:start-shape="id67" draw:start-glue-point="10" draw:end-shape="id68" draw:end-glue-point="8" svg:d="M23098 18018c1863 0 2794-1016 2794-3048">
          <text:p/>
        </draw:connector>
        <draw:connector draw:style-name="gr131" draw:text-style-name="P1" draw:layer="layout" draw:type="curve" svg:x1="20.558cm" svg:y1="18.018cm" svg:x2="10.915cm" svg:y2="16.689cm" draw:start-shape="id67" draw:end-shape="id66" draw:end-glue-point="9" svg:d="M20558 18018c-6429 0-9643-443-9643-1329">
          <text:p/>
        </draw:connector>
        <draw:connector draw:style-name="gr135" draw:text-style-name="P1" draw:layer="layout" draw:type="curve" svg:x1="19.923cm" svg:y1="19.365cm" svg:x2="21.828cm" svg:y2="18.653cm" draw:start-shape="id57" draw:start-glue-point="10" draw:end-shape="id67" draw:end-glue-point="8" svg:d="M19923 19365c1270 0 1905-237 1905-712">
          <text:p/>
        </draw:connector>
        <draw:custom-shape draw:style-name="gr136" draw:text-style-name="P14" xml:id="id69" draw:id="id69" draw:layer="layout" svg:width="2.54cm" svg:height="1.27cm" svg:x="24.75cm" svg:y="4.739cm">
          <text:p text:style-name="P14"><text:span text:style-name="T13">8.12.2020 19:30</text:span><text:span text:style-name="T14"><text:line-break/></text:span><text:span text:style-name="T15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17" draw:layer="layout" draw:type="curve" svg:x1="24.75cm" svg:y1="5.374cm" svg:x2="20.431cm" svg:y2="3.159cm" draw:start-shape="id69" draw:start-glue-point="3" draw:end-shape="id52" svg:d="M24750 5374c-3238 0-1079-2215-4319-2215">
          <text:p/>
        </draw:connector>
        <draw:connector draw:style-name="gr63" draw:text-style-name="P1" draw:layer="layout" draw:type="curve" svg:x1="17.891cm" svg:y1="3.159cm" svg:x2="4.302cm" svg:y2="3.921cm" draw:start-shape="id52" draw:end-shape="id63" draw:end-glue-point="1" svg:d="M17891 3159c-10191 0-3397 762-13589 762">
          <text:p/>
        </draw:connector>
        <draw:connector draw:style-name="gr64" draw:text-style-name="P1" draw:layer="layout" draw:type="curve" svg:x1="19.161cm" svg:y1="3.794cm" svg:x2="2.397cm" svg:y2="10.398cm" draw:start-shape="id52" draw:start-glue-point="2" draw:end-shape="id62" draw:end-glue-point="4" svg:d="M19161 3794c0 4953-16764 1651-16764 6604">
          <text:p/>
        </draw:connector>
        <draw:connector draw:style-name="gr65" draw:text-style-name="P1" draw:layer="layout" draw:type="curve" svg:x1="19.161cm" svg:y1="3.794cm" svg:x2="2.27cm" svg:y2="17.256cm" draw:start-shape="id52" draw:start-glue-point="2" draw:end-shape="id61" draw:end-glue-point="4" svg:d="M19161 3794c0 10096-16891 3366-16891 13462">
          <text:p/>
        </draw:connector>
        <draw:connector draw:style-name="gr137" draw:text-style-name="P1" draw:layer="layout" draw:type="curve" svg:x1="24.994cm" svg:y1="14.784cm" svg:x2="11.287cm" svg:y2="16.24cm" draw:start-shape="id68" draw:start-glue-point="7" draw:end-shape="id66" draw:end-glue-point="10" svg:d="M24994 14784c0 971-4569 1456-13707 1456">
          <text:p/>
        </draw:connector>
        <draw:connector draw:style-name="gr138" draw:text-style-name="P1" draw:layer="layout" draw:type="curve" svg:x1="24.622cm" svg:y1="14.335cm" svg:x2="11.287cm" svg:y2="14.335cm" draw:start-shape="id68" draw:end-shape="id65" svg:d="M24622 14335h-13335">
          <text:p/>
        </draw:connector>
        <draw:custom-shape draw:style-name="gr139" draw:text-style-name="P15" xml:id="id72" draw:id="id72" draw:layer="layout" svg:width="2.54cm" svg:height="1.27cm" svg:x="10.525cm" svg:y="8.366cm">
          <text:p text:style-name="P15"><text:span text:style-name="T16">Y</text:span></text:p>
          <text:p text:style-name="P15"><text:span text:style-name="T17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14" xml:id="id71" draw:id="id71" draw:layer="layout" svg:width="2.54cm" svg:height="1.27cm" svg:x="10.525cm" svg:y="6.461cm">
          <text:p text:style-name="P14"><text:span text:style-name="T18">X</text:span></text:p>
          <text:p text:style-name="P14"><text:span text:style-name="T19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20" xml:id="id70" draw:id="id70" draw:layer="layout" svg:width="2.54cm" svg:height="1.27cm" svg:x="6.588cm" svg:y="7.35cm">
          <text:p text:style-name="P20"><text:span text:style-name="T19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0" draw:text-style-name="P1" draw:layer="layout" draw:type="curve" svg:x1="9.128cm" svg:y1="7.985cm" svg:x2="10.525cm" svg:y2="7.096cm" draw:start-shape="id70" draw:start-glue-point="1" draw:end-shape="id71" svg:d="M9128 7985c1048 0 350-889 1397-889">
          <text:p/>
        </draw:connector>
        <draw:connector draw:style-name="gr131" draw:text-style-name="P1" draw:layer="layout" draw:type="curve" svg:x1="9.128cm" svg:y1="7.985cm" svg:x2="10.525cm" svg:y2="9.001cm" draw:start-shape="id70" draw:end-shape="id72" svg:d="M9128 7985c1048 0 350 1016 1397 1016">
          <text:p/>
        </draw:connector>
        <draw:connector draw:style-name="gr142" draw:text-style-name="P1" draw:layer="layout" draw:type="curve" svg:x1="7.35cm" svg:y1="10.398cm" svg:x2="6.96cm" svg:y2="8.434cm" draw:start-shape="id59" draw:end-shape="id70" draw:end-glue-point="7" svg:d="M7350 10398c0-1333-390-352-390-1964">
          <text:p/>
        </draw:connector>
        <draw:connector draw:style-name="gr143" draw:text-style-name="P1" draw:layer="layout" draw:type="curve" svg:x1="10.897cm" svg:y1="11.092cm" svg:x2="7.858cm" svg:y2="8.62cm" draw:start-shape="id58" draw:start-glue-point="5" draw:end-shape="id70" draw:end-glue-point="8" svg:d="M10897 11092c0-1993-3039-758-3039-2472">
          <text:p/>
        </draw:connector>
        <draw:custom-shape draw:style-name="gr144" draw:text-style-name="P20" xml:id="id73" draw:id="id73" draw:layer="layout" svg:width="2.54cm" svg:height="1.27cm" svg:x="24.495cm" svg:y="10.525cm">
          <text:p text:style-name="P20"><text:span text:style-name="T19">: SCHE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0" draw:text-style-name="P1" draw:layer="layout" draw:type="curve" svg:x1="24.495cm" svg:y1="11.16cm" svg:x2="13.065cm" svg:y2="7.096cm" draw:start-shape="id73" draw:start-glue-point="3" draw:end-shape="id71" svg:d="M24495 11160c-8572 0-2858-4064-11430-4064">
          <text:p/>
        </draw:connector>
        <draw:connector draw:style-name="gr131" draw:text-style-name="P1" draw:layer="layout" draw:type="curve" svg:x1="27.035cm" svg:y1="11.16cm" svg:x2="27.162cm" svg:y2="14.335cm" draw:start-shape="id73" draw:start-glue-point="10" draw:end-shape="id68" draw:end-glue-point="10" svg:d="M27035 11160c942 0 878 3175 127 3175">
          <text:p/>
        </draw:connector>
        <draw:connector draw:style-name="gr145" draw:text-style-name="P1" draw:layer="layout" draw:type="curve" svg:x1="19.288cm" svg:y1="15.224cm" svg:x2="25.765cm" svg:y2="11.795cm" draw:start-shape="id56" draw:end-shape="id73" draw:end-glue-point="8" svg:d="M19288 15224c0-2571 6477-857 6477-3429">
          <text:p/>
        </draw:connector>
        <draw:connector draw:style-name="gr146" draw:text-style-name="P1" draw:layer="layout" draw:type="curve" svg:x1="20.431cm" svg:y1="12.43cm" svg:x2="24.867cm" svg:y2="11.609cm" draw:start-shape="id55" draw:end-shape="id73" draw:end-glue-point="7" svg:d="M20431 12430c2958 0 4436-273 4436-821">
          <text:p/>
        </draw:connector>
        <draw:connector draw:style-name="gr147" draw:text-style-name="P1" draw:layer="layout" draw:type="curve" svg:x1="20.431cm" svg:y1="9.89cm" svg:x2="24.867cm" svg:y2="10.711cm" draw:start-shape="id54" draw:start-glue-point="10" draw:end-shape="id73" draw:end-glue-point="5" svg:d="M20431 9890c2958 0 4436 273 4436 821">
          <text:p/>
        </draw:connector>
        <draw:connector draw:style-name="gr148" draw:text-style-name="P1" draw:layer="layout" draw:type="curve" svg:x1="19.034cm" svg:y1="7.731cm" svg:x2="25.765cm" svg:y2="10.525cm" draw:start-shape="id53" draw:start-glue-point="2" draw:end-shape="id73" draw:end-glue-point="4" svg:d="M19034 7731c0 2095 6731 699 6731 2794">
          <text:p/>
        </draw:connector>
        <draw:custom-shape draw:style-name="gr149" draw:text-style-name="P11" xml:id="id74" draw:id="id74" draw:layer="layout" svg:width="2.54cm" svg:height="1.27cm" svg:x="20.177cm" svg:y="14.335cm">
          <text:p text:style-name="P11"><text:span text:style-name="T20">+</text:span></text:p>
          <text:p text:style-name="P11"><text:span text:style-name="T11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0" draw:text-style-name="P13" draw:layer="layout" draw:type="curve" svg:x1="24.622cm" svg:y1="14.335cm" svg:x2="22.717cm" svg:y2="14.97cm" draw:start-shape="id68" draw:end-shape="id74" svg:d="M24622 14335c-1428 0-476 635-1905 635">
          <text:p text:style-name="P1"><text:span text:style-name="T12">: COMPUTED BY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</draw:connector>
        <draw:connector draw:style-name="gr151" draw:text-style-name="P13" draw:layer="layout" draw:type="curve" svg:x1="20.177cm" svg:y1="14.97cm" svg:x2="17.002cm" svg:y2="12.176cm" draw:start-shape="id74" draw:end-shape="id75" svg:d="M20177 14970c-2380 0-793-2794-3175-2794">
          <text:p text:style-name="P1"><text:span text:style-name="T12">: TAKES</text:span></text:p>
        </draw:connector>
        <draw:connector draw:style-name="gr152" draw:text-style-name="P13" draw:layer="layout" draw:type="curve" svg:x1="21.447cm" svg:y1="15.605cm" svg:x2="11.287cm" svg:y2="16.24cm" draw:start-shape="id74" draw:start-glue-point="8" draw:end-shape="id66" svg:d="M21447 15605c0 424-3386 635-10160 635">
          <text:p text:style-name="P1"><text:span text:style-name="T12">: TAKES</text:span></text:p>
        </draw:connector>
        <draw:connector draw:style-name="gr153" draw:text-style-name="P13" draw:layer="layout" draw:type="curve" svg:x1="14.462cm" svg:y1="12.176cm" svg:x2="11.287cm" svg:y2="14.335cm" draw:start-shape="id75" draw:end-shape="id65" svg:d="M14462 12176c-2380 0-793 2159-3175 2159">
          <text:p text:style-name="P1"><text:span text:style-name="T12">: TAKES</text:span></text:p>
        </draw:connector>
        <draw:connector draw:style-name="gr154" draw:text-style-name="P13" draw:layer="layout" draw:type="curve" svg:x1="15.732cm" svg:y1="12.811cm" svg:x2="15.859cm" svg:y2="13.954cm" draw:start-shape="id75" draw:start-glue-point="8" draw:end-shape="id76" draw:end-glue-point="4" svg:d="M15732 12811c0 858 127 287 127 1143">
          <text:p text:style-name="P1"><text:span text:style-name="T12">: TAKES</text:span></text:p>
        </draw:connector>
        <draw:custom-shape draw:style-name="gr155" draw:text-style-name="P11" xml:id="id77" draw:id="id77" draw:layer="layout" svg:width="2.54cm" svg:height="1.27cm" svg:x="14.208cm" svg:y="6.334cm">
          <text:p text:style-name="P11"><text:span text:style-name="T20">&gt;</text:span></text:p>
          <text:p text:style-name="P11"><text:span text:style-name="T11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11" xml:id="id78" draw:id="id78" draw:layer="layout" svg:width="2.54cm" svg:height="1.27cm" svg:x="14.97cm" svg:y="4.048cm">
          <text:p text:style-name="P11"><text:span text:style-name="T20">53</text:span></text:p>
          <text:p text:style-name="P11"><text:span text:style-name="T11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7" draw:text-style-name="P13" draw:layer="layout" draw:type="curve" svg:x1="12.693cm" svg:y1="11.092cm" svg:x2="15.478cm" svg:y2="7.604cm" draw:start-shape="id58" draw:start-glue-point="11" draw:end-shape="id77" draw:end-glue-point="8" svg:d="M12693 11092c0-2755 2785-1012 2785-3488">
          <text:p text:style-name="P1"><text:span text:style-name="T12"/></text:p>
          <text:p text:style-name="P1"><text:span text:style-name="T12">: USES</text:span></text:p>
        </draw:connector>
        <draw:connector draw:style-name="gr158" draw:text-style-name="P13" draw:layer="layout" draw:type="curve" svg:x1="15.478cm" svg:y1="6.334cm" svg:x2="16.24cm" svg:y2="5.318cm" draw:start-shape="id77" draw:start-glue-point="0" draw:end-shape="id78" svg:d="M15478 6334c0-762 762-254 762-1016">
          <text:p text:style-name="P1"><text:span text:style-name="T12"><text:tab/></text:span></text:p>
          <text:p text:style-name="P1"><text:span text:style-name="T12">: TAKES</text:span><text:span text:style-name="T12"><text:tab/></text:span><text:span text:style-name="T12"><text:tab/></text:span></text:p>
        </draw:connector>
        <draw:connector draw:style-name="gr159" draw:text-style-name="P13" draw:layer="layout" draw:type="curve" svg:x1="14.58cm" svg:y1="7.418cm" svg:x2="12.693cm" svg:y2="8.552cm" draw:start-shape="id77" draw:start-glue-point="7" draw:end-shape="id72" draw:end-glue-point="11" svg:d="M14580 7418c0 1030-943 687-943 567s-944-463-944 567"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: TAKES</text:span></text:p>
        </draw:connector>
        <draw:connector draw:style-name="gr160" draw:text-style-name="P1" draw:layer="layout" draw:type="curve" svg:x1="17.891cm" svg:y1="12.43cm" svg:x2="13.065cm" svg:y2="9.001cm" draw:start-shape="id55" draw:end-shape="id72" draw:end-glue-point="1" svg:d="M17891 12430c-3619 0-1207-3429-4826-3429">
          <text:p/>
        </draw:connector>
        <draw:custom-shape draw:style-name="gr161" draw:text-style-name="P11" xml:id="id76" draw:id="id76" draw:layer="layout" svg:width="2.54cm" svg:height="1.27cm" svg:x="14.589cm" svg:y="13.954cm">
          <text:p text:style-name="P11"><text:span text:style-name="T20">42</text:span></text:p>
          <text:p text:style-name="P11"><text:span text:style-name="T11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1" xml:id="id75" draw:id="id75" draw:layer="layout" svg:width="2.54cm" svg:height="1.27cm" svg:x="14.462cm" svg:y="11.541cm">
          <text:p text:style-name="P11"><text:span text:style-name="T20">mod</text:span></text:p>
          <text:p text:style-name="P11"><text:span text:style-name="T11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163" draw:text-style-name="P14" xml:id="id79" draw:id="id79" draw:layer="layout" svg:width="2.54cm" svg:height="1.27cm" svg:x="24.749cm" svg:y="2.397cm">
          <text:p text:style-name="P14"><text:span text:style-name="T13">7.12.2020 19:30</text:span><text:span text:style-name="T14"><text:line-break/></text:span><text:span text:style-name="T15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19" xml:id="id80" draw:id="id80" draw:layer="layout" svg:width="2.54cm" svg:height="1.27cm" svg:x="17.891cm" svg:y="2.524cm">
          <text:p text:style-name="P19"><text:span text:style-name="T18">My Job</text:span></text:p>
          <text:p text:style-name="P19"><text:span text:style-name="T19">: EXECUTION 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19" xml:id="id82" draw:id="id82" draw:layer="layout" svg:width="2.54cm" svg:height="1.27cm" svg:x="17.891cm" svg:y="9.255cm">
          <text:p text:style-name="P19"><text:span text:style-name="T18">Limit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19" xml:id="id89" draw:id="id89" draw:layer="layout" svg:width="2.54cm" svg:height="1.27cm" svg:x="1cm" svg:y="17.256cm">
          <text:p text:style-name="P19"><text:span text:style-name="T18">jdbc://.../MyTable</text:span></text:p>
          <text:p text:style-name="P19"><text:span text:style-name="T19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9" xml:id="id81" draw:id="id81" draw:layer="layout" svg:width="2.54cm" svg:height="1.27cm" svg:x="17.764cm" svg:y="6.461cm">
          <text:p text:style-name="P19"><text:span text:style-name="T18">Write as AVRO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19" xml:id="id91" draw:id="id91" draw:layer="layout" svg:width="2.54cm" svg:height="1.27cm" svg:x="1.762cm" svg:y="3.286cm">
          <text:p text:style-name="P19"><text:span text:style-name="T18">kafka://.../MyTopic</text:span></text:p>
          <text:p text:style-name="P19"><text:span text:style-name="T19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16" draw:layer="layout" draw:type="curve" svg:x1="24.749cm" svg:y1="3.032cm" svg:x2="20.431cm" svg:y2="3.159cm" draw:start-shape="id79" draw:start-glue-point="3" draw:end-shape="id80" draw:end-glue-point="10" svg:d="M24749 3032c-3238 0-1080 127-4318 127">
          <text:p/>
        </draw:connector>
        <draw:custom-shape draw:style-name="gr169" draw:text-style-name="P19" xml:id="id83" draw:id="id83" draw:layer="layout" svg:width="2.54cm" svg:height="1.27cm" svg:x="17.891cm" svg:y="11.795cm">
          <text:p text:style-name="P19"><text:span text:style-name="T18">Sort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9" xml:id="id84" draw:id="id84" draw:layer="layout" svg:width="2.54cm" svg:height="1.27cm" svg:x="18.018cm" svg:y="15.224cm">
          <text:p text:style-name="P19"><text:span text:style-name="T18">Join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19" xml:id="id86" draw:id="id86" draw:layer="layout" svg:width="2.54cm" svg:height="1.27cm" svg:x="10.525cm" svg:y="10.906cm">
          <text:p text:style-name="P19"><text:span text:style-name="T18">Filter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9" xml:id="id85" draw:id="id85" draw:layer="layout" svg:width="2.54cm" svg:height="1.27cm" svg:x="17.383cm" svg:y="18.73cm">
          <text:p text:style-name="P19"><text:span text:style-name="T18">Project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9" xml:id="id87" draw:id="id87" draw:layer="layout" svg:width="2.54cm" svg:height="1.27cm" svg:x="6.08cm" svg:y="10.398cm">
          <text:p text:style-name="P19"><text:span text:style-name="T18">Read CSV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19" xml:id="id90" draw:id="id90" draw:layer="layout" svg:width="2.54cm" svg:height="1.27cm" svg:x="1.127cm" svg:y="10.398cm">
          <text:p text:style-name="P19"><text:span text:style-name="T18">hdfs://.../aaa.csv</text:span></text:p>
          <text:p text:style-name="P19"><text:span text:style-name="T19">: DATA SOUR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19" xml:id="id88" draw:id="id88" draw:layer="layout" svg:width="2.54cm" svg:height="1.27cm" svg:x="6.207cm" svg:y="17.51cm">
          <text:p text:style-name="P19"><text:span text:style-name="T18">Read DB Table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9" draw:text-style-name="P1" draw:layer="layout" draw:type="curve" svg:x1="19.161cm" svg:y1="3.794cm" svg:x2="19.034cm" svg:y2="6.461cm" draw:start-shape="id80" draw:start-glue-point="8" draw:end-shape="id81" draw:end-glue-point="4" svg:d="M19161 3794c0 2001-127 668-127 2667">
          <text:p/>
        </draw:connector>
        <draw:connector draw:style-name="gr80" draw:text-style-name="P1" draw:layer="layout" draw:type="curve" svg:x1="19.034cm" svg:y1="7.731cm" svg:x2="19.161cm" svg:y2="9.255cm" draw:start-shape="id81" draw:start-glue-point="8" draw:end-shape="id82" draw:end-glue-point="4" svg:d="M19034 7731c0 1143 127 381 127 1524">
          <text:p/>
        </draw:connector>
        <draw:connector draw:style-name="gr81" draw:text-style-name="P1" draw:layer="layout" draw:type="curve" svg:x1="19.161cm" svg:y1="10.525cm" svg:x2="19.161cm" svg:y2="11.795cm" draw:start-shape="id82" draw:start-glue-point="8" draw:end-shape="id83" draw:end-glue-point="0" svg:d="M19161 10525v1270">
          <text:p/>
        </draw:connector>
        <draw:connector draw:style-name="gr82" draw:text-style-name="P1" draw:layer="layout" draw:type="curve" svg:x1="19.161cm" svg:y1="13.065cm" svg:x2="19.288cm" svg:y2="15.224cm" draw:start-shape="id83" draw:start-glue-point="8" draw:end-shape="id84" draw:end-glue-point="4" svg:d="M19161 13065c0 1620 127 541 127 2159">
          <text:p/>
        </draw:connector>
        <draw:connector draw:style-name="gr83" draw:text-style-name="P1" draw:layer="layout" draw:type="curve" svg:x1="19.288cm" svg:y1="16.494cm" svg:x2="18.653cm" svg:y2="18.73cm" draw:start-shape="id84" draw:start-glue-point="8" draw:end-shape="id85" svg:d="M19288 16494c0 1677-635 559-635 2236">
          <text:p/>
        </draw:connector>
        <draw:connector draw:style-name="gr84" draw:text-style-name="P1" draw:layer="layout" draw:type="curve" svg:x1="18.018cm" svg:y1="15.859cm" svg:x2="13.065cm" svg:y2="11.541cm" draw:start-shape="id84" draw:start-glue-point="3" draw:end-shape="id86" svg:d="M18018 15859c-3714 0-1238-4318-4953-4318">
          <text:p/>
        </draw:connector>
        <draw:connector draw:style-name="gr85" draw:text-style-name="P1" draw:layer="layout" draw:type="curve" svg:x1="10.525cm" svg:y1="11.541cm" svg:x2="8.62cm" svg:y2="11.033cm" draw:start-shape="id86" draw:start-glue-point="3" draw:end-shape="id87" svg:d="M10525 11541c-1428 0-476-508-1905-508">
          <text:p/>
        </draw:connector>
        <draw:connector draw:style-name="gr86" draw:text-style-name="P1" draw:layer="layout" draw:type="curve" svg:x1="17.383cm" svg:y1="19.365cm" svg:x2="8.747cm" svg:y2="18.145cm" draw:start-shape="id85" draw:start-glue-point="3" draw:end-shape="id88" draw:end-glue-point="1" svg:d="M17383 19365c-6477 0-2159-1220-8636-1220">
          <text:p/>
        </draw:connector>
        <draw:connector draw:style-name="gr87" draw:text-style-name="P1" draw:layer="layout" draw:type="curve" svg:x1="6.207cm" svg:y1="18.145cm" svg:x2="3.54cm" svg:y2="17.891cm" draw:start-shape="id88" draw:end-shape="id89" svg:d="M6207 18145c-1999 0-666-254-2667-254">
          <text:p/>
        </draw:connector>
        <draw:connector draw:style-name="gr88" draw:text-style-name="P1" draw:layer="layout" draw:type="curve" svg:x1="6.08cm" svg:y1="11.033cm" svg:x2="3.667cm" svg:y2="11.033cm" draw:start-shape="id87" draw:end-shape="id90" svg:d="M6080 11033h-2413">
          <text:p/>
        </draw:connector>
        <draw:connector draw:style-name="gr89" draw:text-style-name="P1" draw:layer="layout" draw:type="curve" svg:x1="17.764cm" svg:y1="7.096cm" svg:x2="3.93cm" svg:y2="4.37cm" draw:start-shape="id81" draw:start-glue-point="6" draw:end-shape="id91" draw:end-glue-point="9" svg:d="M17764 7096c-9223 0-13834-908-13834-2726">
          <text:p/>
        </draw:connector>
        <draw:custom-shape draw:style-name="gr176" draw:text-style-name="P19" xml:id="id94" draw:id="id94" draw:layer="layout" svg:width="2.54cm" svg:height="1.27cm" svg:x="8.747cm" svg:y="15.605cm">
          <text:p text:style-name="P19"><text:span text:style-name="T18">B</text:span></text:p>
          <text:p text:style-name="P19"><text:span text:style-name="T19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19" xml:id="id93" draw:id="id93" draw:layer="layout" svg:width="2.54cm" svg:height="1.27cm" svg:x="8.747cm" svg:y="13.7cm">
          <text:p text:style-name="P19"><text:span text:style-name="T18">A</text:span></text:p>
          <text:p text:style-name="P19"><text:span text:style-name="T19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20" xml:id="id92" draw:id="id92" draw:layer="layout" svg:width="2.54cm" svg:height="1.27cm" svg:x="4.81cm" svg:y="14.589cm">
          <text:p text:style-name="P20"><text:span text:style-name="T19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0" draw:text-style-name="P1" draw:layer="layout" draw:type="curve" svg:x1="7.35cm" svg:y1="15.224cm" svg:x2="8.747cm" svg:y2="14.335cm" draw:start-shape="id92" draw:start-glue-point="1" draw:end-shape="id93" svg:d="M7350 15224c1048 0 350-889 1397-889">
          <text:p/>
        </draw:connector>
        <draw:connector draw:style-name="gr131" draw:text-style-name="P1" draw:layer="layout" draw:type="curve" svg:x1="7.35cm" svg:y1="15.224cm" svg:x2="8.747cm" svg:y2="16.24cm" draw:start-shape="id92" draw:end-shape="id94" svg:d="M7350 15224c1048 0 350 1016 1397 1016">
          <text:p/>
        </draw:connector>
        <draw:connector draw:style-name="gr132" draw:text-style-name="P1" draw:layer="layout" draw:type="curve" svg:x1="7.477cm" svg:y1="17.51cm" svg:x2="6.08cm" svg:y2="15.859cm" draw:start-shape="id88" draw:end-shape="id92" draw:end-glue-point="2" svg:d="M7477 17510c0-1237-1397-412-1397-1651">
          <text:p/>
        </draw:connector>
        <draw:custom-shape draw:style-name="gr179" draw:text-style-name="P19" xml:id="id96" draw:id="id96" draw:layer="layout" svg:width="2.54cm" svg:height="1.27cm" svg:x="24.622cm" svg:y="13.7cm">
          <text:p text:style-name="P19"><text:span text:style-name="T18">C</text:span></text:p>
          <text:p text:style-name="P19"><text:span text:style-name="T19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20" xml:id="id95" draw:id="id95" draw:layer="layout" svg:width="2.54cm" svg:height="1.27cm" svg:x="20.558cm" svg:y="17.383cm">
          <text:p text:style-name="P20"><text:span text:style-name="T19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0" draw:text-style-name="P1" draw:layer="layout" draw:type="curve" svg:x1="23.098cm" svg:y1="18.018cm" svg:x2="25.892cm" svg:y2="14.97cm" draw:start-shape="id95" draw:start-glue-point="10" draw:end-shape="id96" draw:end-glue-point="8" svg:d="M23098 18018c1863 0 2794-1016 2794-3048">
          <text:p/>
        </draw:connector>
        <draw:connector draw:style-name="gr131" draw:text-style-name="P1" draw:layer="layout" draw:type="curve" svg:x1="20.558cm" svg:y1="18.018cm" svg:x2="10.915cm" svg:y2="16.689cm" draw:start-shape="id95" draw:end-shape="id94" draw:end-glue-point="9" svg:d="M20558 18018c-6429 0-9643-443-9643-1329">
          <text:p/>
        </draw:connector>
        <draw:connector draw:style-name="gr135" draw:text-style-name="P1" draw:layer="layout" draw:type="curve" svg:x1="19.923cm" svg:y1="19.365cm" svg:x2="21.828cm" svg:y2="18.653cm" draw:start-shape="id85" draw:start-glue-point="10" draw:end-shape="id95" draw:end-glue-point="8" svg:d="M19923 19365c1270 0 1905-237 1905-712">
          <text:p/>
        </draw:connector>
        <draw:custom-shape draw:style-name="gr181" draw:text-style-name="P14" xml:id="id97" draw:id="id97" draw:layer="layout" svg:width="2.54cm" svg:height="1.27cm" svg:x="24.75cm" svg:y="4.739cm">
          <text:p text:style-name="P14"><text:span text:style-name="T13">8.12.2020 19:30</text:span><text:span text:style-name="T14"><text:line-break/></text:span><text:span text:style-name="T15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17" draw:layer="layout" draw:type="curve" svg:x1="24.75cm" svg:y1="5.374cm" svg:x2="20.431cm" svg:y2="3.159cm" draw:start-shape="id97" draw:start-glue-point="3" draw:end-shape="id80" svg:d="M24750 5374c-3238 0-1079-2215-4319-2215">
          <text:p/>
        </draw:connector>
        <draw:connector draw:style-name="gr63" draw:text-style-name="P1" draw:layer="layout" draw:type="curve" svg:x1="17.891cm" svg:y1="3.159cm" svg:x2="4.302cm" svg:y2="3.921cm" draw:start-shape="id80" draw:end-shape="id91" draw:end-glue-point="1" svg:d="M17891 3159c-10191 0-3397 762-13589 762">
          <text:p/>
        </draw:connector>
        <draw:connector draw:style-name="gr64" draw:text-style-name="P1" draw:layer="layout" draw:type="curve" svg:x1="19.161cm" svg:y1="3.794cm" svg:x2="2.397cm" svg:y2="10.398cm" draw:start-shape="id80" draw:start-glue-point="2" draw:end-shape="id90" draw:end-glue-point="4" svg:d="M19161 3794c0 4953-16764 1651-16764 6604">
          <text:p/>
        </draw:connector>
        <draw:connector draw:style-name="gr65" draw:text-style-name="P1" draw:layer="layout" draw:type="curve" svg:x1="19.161cm" svg:y1="3.794cm" svg:x2="2.27cm" svg:y2="17.256cm" draw:start-shape="id80" draw:start-glue-point="2" draw:end-shape="id89" draw:end-glue-point="4" svg:d="M19161 3794c0 10096-16891 3366-16891 13462">
          <text:p/>
        </draw:connector>
        <draw:connector draw:style-name="gr137" draw:text-style-name="P1" draw:layer="layout" draw:type="curve" svg:x1="24.994cm" svg:y1="14.784cm" svg:x2="11.287cm" svg:y2="16.24cm" draw:start-shape="id96" draw:start-glue-point="7" draw:end-shape="id94" draw:end-glue-point="10" svg:d="M24994 14784c0 971-4569 1456-13707 1456">
          <text:p/>
        </draw:connector>
        <draw:connector draw:style-name="gr138" draw:text-style-name="P1" draw:layer="layout" draw:type="curve" svg:x1="24.622cm" svg:y1="14.335cm" svg:x2="11.287cm" svg:y2="14.335cm" draw:start-shape="id96" draw:end-shape="id93" svg:d="M24622 14335h-13335">
          <text:p/>
        </draw:connector>
        <draw:custom-shape draw:style-name="gr182" draw:text-style-name="P19" xml:id="id100" draw:id="id100" draw:layer="layout" svg:width="2.54cm" svg:height="1.27cm" svg:x="10.525cm" svg:y="8.366cm">
          <text:p text:style-name="P19"><text:span text:style-name="T18">Y</text:span></text:p>
          <text:p text:style-name="P19"><text:span text:style-name="T19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14" xml:id="id99" draw:id="id99" draw:layer="layout" svg:width="2.54cm" svg:height="1.27cm" svg:x="10.525cm" svg:y="6.461cm">
          <text:p text:style-name="P14"><text:span text:style-name="T18">X</text:span></text:p>
          <text:p text:style-name="P14"><text:span text:style-name="T19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20" xml:id="id98" draw:id="id98" draw:layer="layout" svg:width="2.54cm" svg:height="1.27cm" svg:x="6.588cm" svg:y="7.35cm">
          <text:p text:style-name="P20"><text:span text:style-name="T19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0" draw:text-style-name="P1" draw:layer="layout" draw:type="curve" svg:x1="9.128cm" svg:y1="7.985cm" svg:x2="10.525cm" svg:y2="7.096cm" draw:start-shape="id98" draw:start-glue-point="1" draw:end-shape="id99" svg:d="M9128 7985c1048 0 350-889 1397-889">
          <text:p/>
        </draw:connector>
        <draw:connector draw:style-name="gr131" draw:text-style-name="P1" draw:layer="layout" draw:type="curve" svg:x1="9.128cm" svg:y1="7.985cm" svg:x2="10.525cm" svg:y2="9.001cm" draw:start-shape="id98" draw:end-shape="id100" svg:d="M9128 7985c1048 0 350 1016 1397 1016">
          <text:p/>
        </draw:connector>
        <draw:connector draw:style-name="gr142" draw:text-style-name="P1" draw:layer="layout" draw:type="curve" svg:x1="7.35cm" svg:y1="10.398cm" svg:x2="6.96cm" svg:y2="8.434cm" draw:start-shape="id87" draw:end-shape="id98" draw:end-glue-point="7" svg:d="M7350 10398c0-1333-390-352-390-1964">
          <text:p/>
        </draw:connector>
        <draw:connector draw:style-name="gr143" draw:text-style-name="P1" draw:layer="layout" draw:type="curve" svg:x1="10.897cm" svg:y1="11.092cm" svg:x2="7.858cm" svg:y2="8.62cm" draw:start-shape="id86" draw:start-glue-point="5" draw:end-shape="id98" draw:end-glue-point="8" svg:d="M10897 11092c0-1993-3039-758-3039-2472">
          <text:p/>
        </draw:connector>
        <draw:custom-shape draw:style-name="gr185" draw:text-style-name="P20" xml:id="id101" draw:id="id101" draw:layer="layout" svg:width="2.54cm" svg:height="1.27cm" svg:x="24.495cm" svg:y="10.525cm">
          <text:p text:style-name="P20"><text:span text:style-name="T19">: SCHE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0" draw:text-style-name="P1" draw:layer="layout" draw:type="curve" svg:x1="24.495cm" svg:y1="11.16cm" svg:x2="13.065cm" svg:y2="7.096cm" draw:start-shape="id101" draw:start-glue-point="3" draw:end-shape="id99" svg:d="M24495 11160c-8572 0-2858-4064-11430-4064">
          <text:p/>
        </draw:connector>
        <draw:connector draw:style-name="gr131" draw:text-style-name="P1" draw:layer="layout" draw:type="curve" svg:x1="27.035cm" svg:y1="11.16cm" svg:x2="27.162cm" svg:y2="14.335cm" draw:start-shape="id101" draw:start-glue-point="10" draw:end-shape="id96" draw:end-glue-point="10" svg:d="M27035 11160c942 0 878 3175 127 3175">
          <text:p/>
        </draw:connector>
        <draw:connector draw:style-name="gr145" draw:text-style-name="P1" draw:layer="layout" draw:type="curve" svg:x1="19.288cm" svg:y1="15.224cm" svg:x2="25.765cm" svg:y2="11.795cm" draw:start-shape="id84" draw:end-shape="id101" draw:end-glue-point="8" svg:d="M19288 15224c0-2571 6477-857 6477-3429">
          <text:p/>
        </draw:connector>
        <draw:connector draw:style-name="gr146" draw:text-style-name="P1" draw:layer="layout" draw:type="curve" svg:x1="20.431cm" svg:y1="12.43cm" svg:x2="24.867cm" svg:y2="11.609cm" draw:start-shape="id83" draw:end-shape="id101" draw:end-glue-point="7" svg:d="M20431 12430c2958 0 4436-273 4436-821">
          <text:p/>
        </draw:connector>
        <draw:connector draw:style-name="gr147" draw:text-style-name="P1" draw:layer="layout" draw:type="curve" svg:x1="20.431cm" svg:y1="9.89cm" svg:x2="24.867cm" svg:y2="10.711cm" draw:start-shape="id82" draw:start-glue-point="10" draw:end-shape="id101" draw:end-glue-point="5" svg:d="M20431 9890c2958 0 4436 273 4436 821">
          <text:p/>
        </draw:connector>
        <draw:connector draw:style-name="gr148" draw:text-style-name="P1" draw:layer="layout" draw:type="curve" svg:x1="19.034cm" svg:y1="7.731cm" svg:x2="25.765cm" svg:y2="10.525cm" draw:start-shape="id81" draw:start-glue-point="2" draw:end-shape="id101" draw:end-glue-point="4" svg:d="M19034 7731c0 2095 6731 699 6731 2794">
          <text:p/>
        </draw:connector>
        <draw:custom-shape draw:style-name="gr186" draw:text-style-name="P14" xml:id="id102" draw:id="id102" draw:layer="layout" svg:width="2.54cm" svg:height="1.27cm" svg:x="20.177cm" svg:y="14.335cm">
          <text:p text:style-name="P14"><text:span text:style-name="T21">+</text:span></text:p>
          <text:p text:style-name="P14"><text:span text:style-name="T15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7" draw:text-style-name="P13" draw:layer="layout" draw:type="curve" svg:x1="24.622cm" svg:y1="14.335cm" svg:x2="22.717cm" svg:y2="14.97cm" draw:start-shape="id96" draw:end-shape="id102" svg:d="M24622 14335c-1428 0-476 635-1905 635">
          <text:p/>
        </draw:connector>
        <draw:connector draw:style-name="gr188" draw:text-style-name="P13" draw:layer="layout" draw:type="curve" svg:x1="20.177cm" svg:y1="14.97cm" svg:x2="17.002cm" svg:y2="12.176cm" draw:start-shape="id102" draw:end-shape="id103" svg:d="M20177 14970c-2380 0-793-2794-3175-2794">
          <text:p/>
        </draw:connector>
        <draw:connector draw:style-name="gr189" draw:text-style-name="P13" draw:layer="layout" draw:type="curve" svg:x1="21.447cm" svg:y1="15.605cm" svg:x2="11.287cm" svg:y2="16.24cm" draw:start-shape="id102" draw:start-glue-point="8" draw:end-shape="id94" svg:d="M21447 15605c0 424-3386 635-10160 635">
          <text:p/>
        </draw:connector>
        <draw:connector draw:style-name="gr190" draw:text-style-name="P13" draw:layer="layout" draw:type="curve" svg:x1="14.462cm" svg:y1="12.176cm" svg:x2="11.287cm" svg:y2="14.335cm" draw:start-shape="id103" draw:end-shape="id93" svg:d="M14462 12176c-2380 0-793 2159-3175 2159">
          <text:p/>
        </draw:connector>
        <draw:connector draw:style-name="gr191" draw:text-style-name="P13" draw:layer="layout" draw:type="curve" svg:x1="15.732cm" svg:y1="12.811cm" svg:x2="15.859cm" svg:y2="13.954cm" draw:start-shape="id103" draw:start-glue-point="8" draw:end-shape="id104" draw:end-glue-point="4" svg:d="M15732 12811c0 858 127 287 127 1143">
          <text:p/>
        </draw:connector>
        <draw:custom-shape draw:style-name="gr192" draw:text-style-name="P14" xml:id="id105" draw:id="id105" draw:layer="layout" svg:width="2.54cm" svg:height="1.27cm" svg:x="14.208cm" svg:y="6.334cm">
          <text:p text:style-name="P14"><text:span text:style-name="T21">&gt;</text:span></text:p>
          <text:p text:style-name="P14"><text:span text:style-name="T15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14" xml:id="id106" draw:id="id106" draw:layer="layout" svg:width="2.54cm" svg:height="1.27cm" svg:x="14.97cm" svg:y="4.048cm">
          <text:p text:style-name="P14"><text:span text:style-name="T21">53</text:span></text:p>
          <text:p text:style-name="P14"><text:span text:style-name="T15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4" draw:text-style-name="P13" draw:layer="layout" draw:type="curve" svg:x1="12.693cm" svg:y1="11.092cm" svg:x2="15.478cm" svg:y2="7.604cm" draw:start-shape="id86" draw:start-glue-point="11" draw:end-shape="id105" draw:end-glue-point="8" svg:d="M12693 11092c0-2755 2785-1012 2785-3488">
          <text:p/>
        </draw:connector>
        <draw:connector draw:style-name="gr195" draw:text-style-name="P13" draw:layer="layout" draw:type="curve" svg:x1="15.478cm" svg:y1="6.334cm" svg:x2="16.24cm" svg:y2="5.318cm" draw:start-shape="id105" draw:start-glue-point="0" draw:end-shape="id106" svg:d="M15478 6334c0-762 762-254 762-1016">
          <text:p/>
        </draw:connector>
        <draw:connector draw:style-name="gr196" draw:text-style-name="P13" draw:layer="layout" draw:type="curve" svg:x1="14.58cm" svg:y1="7.418cm" svg:x2="12.693cm" svg:y2="8.552cm" draw:start-shape="id105" draw:start-glue-point="7" draw:end-shape="id100" draw:end-glue-point="11" svg:d="M14580 7418c0 1030-943 687-943 567s-944-463-944 567">
          <text:p/>
        </draw:connector>
        <draw:connector draw:style-name="gr160" draw:text-style-name="P1" draw:layer="layout" draw:type="curve" svg:x1="17.891cm" svg:y1="12.43cm" svg:x2="13.065cm" svg:y2="9.001cm" draw:start-shape="id83" draw:end-shape="id100" draw:end-glue-point="1" svg:d="M17891 12430c-3619 0-1207-3429-4826-3429">
          <text:p/>
        </draw:connector>
        <draw:custom-shape draw:style-name="gr197" draw:text-style-name="P14" xml:id="id104" draw:id="id104" draw:layer="layout" svg:width="2.54cm" svg:height="1.27cm" svg:x="14.589cm" svg:y="13.954cm">
          <text:p text:style-name="P14"><text:span text:style-name="T21">42</text:span></text:p>
          <text:p text:style-name="P14"><text:span text:style-name="T15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14" xml:id="id103" draw:id="id103" draw:layer="layout" svg:width="2.54cm" svg:height="1.27cm" svg:x="14.462cm" svg:y="11.541cm">
          <text:p text:style-name="P14"><text:span text:style-name="T21">mod</text:span></text:p>
          <text:p text:style-name="P14"><text:span text:style-name="T15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199" draw:text-style-name="P14" xml:id="id107" draw:id="id107" draw:layer="layout" svg:width="2.54cm" svg:height="1.27cm" svg:x="24.749cm" svg:y="2.397cm">
          <text:p text:style-name="P14"><text:span text:style-name="T13">7.12.2020 19:30</text:span><text:span text:style-name="T14"><text:line-break/></text:span><text:span text:style-name="T15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19" xml:id="id108" draw:id="id108" draw:layer="layout" svg:width="2.54cm" svg:height="1.27cm" svg:x="17.891cm" svg:y="2.524cm">
          <text:p text:style-name="P19"><text:span text:style-name="T18">My Job</text:span></text:p>
          <text:p text:style-name="P19"><text:span text:style-name="T19">: EXECUTION 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19" xml:id="id110" draw:id="id110" draw:layer="layout" svg:width="2.54cm" svg:height="1.27cm" svg:x="17.891cm" svg:y="9.255cm">
          <text:p text:style-name="P19"><text:span text:style-name="T18">Limit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21" xml:id="id117" draw:id="id117" draw:layer="layout" svg:width="2.54cm" svg:height="1.27cm" svg:x="1cm" svg:y="17.256cm">
          <text:p text:style-name="P21"><text:span text:style-name="T22">jdbc://.../MyTable</text:span></text:p>
          <text:p text:style-name="P21"><text:span text:style-name="T23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21" xml:id="id109" draw:id="id109" draw:layer="layout" svg:width="2.54cm" svg:height="1.27cm" svg:x="17.764cm" svg:y="6.461cm">
          <text:p text:style-name="P21"><text:span text:style-name="T22">Write as AVRO</text:span></text:p>
          <text:p text:style-name="P21"><text:span text:style-name="T23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21" xml:id="id119" draw:id="id119" draw:layer="layout" svg:width="2.54cm" svg:height="1.27cm" svg:x="1.762cm" svg:y="3.286cm">
          <text:p text:style-name="P21"><text:span text:style-name="T22">kafka://.../MyTopic</text:span></text:p>
          <text:p text:style-name="P21"><text:span text:style-name="T23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5" draw:text-style-name="P16" draw:layer="layout" draw:type="curve" svg:x1="24.749cm" svg:y1="3.032cm" svg:x2="20.431cm" svg:y2="3.159cm" draw:start-shape="id107" draw:start-glue-point="3" draw:end-shape="id108" draw:end-glue-point="10" svg:d="M24749 3032c-3238 0-1080 127-4318 127">
          <text:p/>
        </draw:connector>
        <draw:custom-shape draw:style-name="gr206" draw:text-style-name="P19" xml:id="id111" draw:id="id111" draw:layer="layout" svg:width="2.54cm" svg:height="1.27cm" svg:x="17.891cm" svg:y="11.795cm">
          <text:p text:style-name="P19"><text:span text:style-name="T18">Sort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19" xml:id="id112" draw:id="id112" draw:layer="layout" svg:width="2.54cm" svg:height="1.27cm" svg:x="18.018cm" svg:y="15.224cm">
          <text:p text:style-name="P19"><text:span text:style-name="T18">Join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19" xml:id="id114" draw:id="id114" draw:layer="layout" svg:width="2.54cm" svg:height="1.27cm" svg:x="10.525cm" svg:y="10.906cm">
          <text:p text:style-name="P19"><text:span text:style-name="T18">Filter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19" xml:id="id113" draw:id="id113" draw:layer="layout" svg:width="2.54cm" svg:height="1.27cm" svg:x="17.383cm" svg:y="18.73cm">
          <text:p text:style-name="P19"><text:span text:style-name="T18">Project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19" xml:id="id115" draw:id="id115" draw:layer="layout" svg:width="2.54cm" svg:height="1.27cm" svg:x="6.08cm" svg:y="10.398cm">
          <text:p text:style-name="P19"><text:span text:style-name="T18">Read CSV</text:span></text:p>
          <text:p text:style-name="P19"><text:span text:style-name="T19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19" xml:id="id118" draw:id="id118" draw:layer="layout" svg:width="2.54cm" svg:height="1.27cm" svg:x="1.127cm" svg:y="10.398cm">
          <text:p text:style-name="P19"><text:span text:style-name="T18">hdfs://.../aaa.csv</text:span></text:p>
          <text:p text:style-name="P19"><text:span text:style-name="T19">: DATA SOUR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2" draw:text-style-name="P21" xml:id="id116" draw:id="id116" draw:layer="layout" svg:width="2.54cm" svg:height="1.27cm" svg:x="6.207cm" svg:y="17.51cm">
          <text:p text:style-name="P21"><text:span text:style-name="T22">Read DB Table</text:span></text:p>
          <text:p text:style-name="P21"><text:span text:style-name="T23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9" draw:text-style-name="P1" draw:layer="layout" draw:type="curve" svg:x1="19.161cm" svg:y1="3.794cm" svg:x2="19.034cm" svg:y2="6.461cm" draw:start-shape="id108" draw:start-glue-point="8" draw:end-shape="id109" draw:end-glue-point="4" svg:d="M19161 3794c0 1981-127 648-127 2667">
          <text:p/>
        </draw:connector>
        <draw:connector draw:style-name="gr80" draw:text-style-name="P1" draw:layer="layout" draw:type="curve" svg:x1="19.034cm" svg:y1="7.731cm" svg:x2="19.161cm" svg:y2="9.255cm" draw:start-shape="id109" draw:start-glue-point="8" draw:end-shape="id110" draw:end-glue-point="4" svg:d="M19034 7731c0 1162 127 401 127 1524">
          <text:p/>
        </draw:connector>
        <draw:connector draw:style-name="gr81" draw:text-style-name="P1" draw:layer="layout" draw:type="curve" svg:x1="19.161cm" svg:y1="10.525cm" svg:x2="19.161cm" svg:y2="11.795cm" draw:start-shape="id110" draw:start-glue-point="8" draw:end-shape="id111" draw:end-glue-point="0" svg:d="M19161 10525v1270">
          <text:p/>
        </draw:connector>
        <draw:connector draw:style-name="gr82" draw:text-style-name="P1" draw:layer="layout" draw:type="curve" svg:x1="19.161cm" svg:y1="13.065cm" svg:x2="19.288cm" svg:y2="15.224cm" draw:start-shape="id111" draw:start-glue-point="8" draw:end-shape="id112" draw:end-glue-point="4" svg:d="M19161 13065c0 1620 127 541 127 2159">
          <text:p/>
        </draw:connector>
        <draw:connector draw:style-name="gr83" draw:text-style-name="P1" draw:layer="layout" draw:type="curve" svg:x1="19.288cm" svg:y1="16.494cm" svg:x2="18.653cm" svg:y2="18.73cm" draw:start-shape="id112" draw:start-glue-point="8" draw:end-shape="id113" svg:d="M19288 16494c0 1677-635 559-635 2236">
          <text:p/>
        </draw:connector>
        <draw:connector draw:style-name="gr84" draw:text-style-name="P1" draw:layer="layout" draw:type="curve" svg:x1="18.018cm" svg:y1="15.859cm" svg:x2="13.065cm" svg:y2="11.541cm" draw:start-shape="id112" draw:start-glue-point="3" draw:end-shape="id114" svg:d="M18018 15859c-3714 0-1238-4318-4953-4318">
          <text:p/>
        </draw:connector>
        <draw:connector draw:style-name="gr85" draw:text-style-name="P1" draw:layer="layout" draw:type="curve" svg:x1="10.525cm" svg:y1="11.541cm" svg:x2="8.62cm" svg:y2="11.033cm" draw:start-shape="id114" draw:start-glue-point="3" draw:end-shape="id115" svg:d="M10525 11541c-1428 0-476-508-1905-508">
          <text:p/>
        </draw:connector>
        <draw:connector draw:style-name="gr86" draw:text-style-name="P1" draw:layer="layout" draw:type="curve" svg:x1="17.383cm" svg:y1="19.365cm" svg:x2="8.747cm" svg:y2="18.145cm" draw:start-shape="id113" draw:start-glue-point="3" draw:end-shape="id116" draw:end-glue-point="1" svg:d="M17383 19365c-6457 0-2140-1220-8636-1220">
          <text:p/>
        </draw:connector>
        <draw:connector draw:style-name="gr213" draw:text-style-name="P1" draw:layer="layout" draw:type="curve" svg:x1="6.207cm" svg:y1="18.145cm" svg:x2="3.54cm" svg:y2="17.891cm" draw:start-shape="id116" draw:end-shape="id117" svg:d="M6207 18145c-1999 0-666-254-2667-254">
          <text:p/>
        </draw:connector>
        <draw:connector draw:style-name="gr88" draw:text-style-name="P1" draw:layer="layout" draw:type="curve" svg:x1="6.08cm" svg:y1="11.033cm" svg:x2="3.667cm" svg:y2="11.033cm" draw:start-shape="id115" draw:end-shape="id118" svg:d="M6080 11033h-2413">
          <text:p/>
        </draw:connector>
        <draw:connector draw:style-name="gr214" draw:text-style-name="P1" draw:layer="layout" draw:type="curve" svg:x1="17.764cm" svg:y1="7.096cm" svg:x2="3.93cm" svg:y2="4.37cm" draw:start-shape="id109" draw:start-glue-point="6" draw:end-shape="id119" draw:end-glue-point="9" svg:d="M17764 7096c-9223 0-13834-908-13834-2726">
          <text:p/>
        </draw:connector>
        <draw:custom-shape draw:style-name="gr215" draw:text-style-name="P19" xml:id="id122" draw:id="id122" draw:layer="layout" svg:width="2.54cm" svg:height="1.27cm" svg:x="8.747cm" svg:y="15.605cm">
          <text:p text:style-name="P19"><text:span text:style-name="T18">B</text:span></text:p>
          <text:p text:style-name="P19"><text:span text:style-name="T19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21" xml:id="id121" draw:id="id121" draw:layer="layout" svg:width="2.54cm" svg:height="1.27cm" svg:x="8.747cm" svg:y="13.7cm">
          <text:p text:style-name="P21"><text:span text:style-name="T22">A</text:span></text:p>
          <text:p text:style-name="P21"><text:span text:style-name="T23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22" xml:id="id120" draw:id="id120" draw:layer="layout" svg:width="2.54cm" svg:height="1.27cm" svg:x="4.81cm" svg:y="14.589cm">
          <text:p text:style-name="P22"><text:span text:style-name="T23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8" draw:text-style-name="P1" draw:layer="layout" draw:type="curve" svg:x1="7.35cm" svg:y1="15.224cm" svg:x2="8.747cm" svg:y2="14.335cm" draw:start-shape="id120" draw:start-glue-point="1" draw:end-shape="id121" svg:d="M7350 15224c1048 0 350-889 1397-889">
          <text:p/>
        </draw:connector>
        <draw:connector draw:style-name="gr131" draw:text-style-name="P1" draw:layer="layout" draw:type="curve" svg:x1="7.35cm" svg:y1="15.224cm" svg:x2="8.747cm" svg:y2="16.24cm" draw:start-shape="id120" draw:end-shape="id122" svg:d="M7350 15224c1066 0 368 1016 1397 1016">
          <text:p/>
        </draw:connector>
        <draw:connector draw:style-name="gr219" draw:text-style-name="P1" draw:layer="layout" draw:type="curve" svg:x1="7.477cm" svg:y1="17.51cm" svg:x2="6.08cm" svg:y2="15.859cm" draw:start-shape="id116" draw:end-shape="id120" draw:end-glue-point="2" svg:d="M7477 17510c0-1237-1397-412-1397-1651">
          <text:p/>
        </draw:connector>
        <draw:custom-shape draw:style-name="gr220" draw:text-style-name="P21" xml:id="id124" draw:id="id124" draw:layer="layout" svg:width="2.54cm" svg:height="1.27cm" svg:x="24.622cm" svg:y="13.7cm">
          <text:p text:style-name="P21"><text:span text:style-name="T22">C</text:span></text:p>
          <text:p text:style-name="P21"><text:span text:style-name="T23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1" draw:text-style-name="P20" xml:id="id123" draw:id="id123" draw:layer="layout" svg:width="2.54cm" svg:height="1.27cm" svg:x="20.558cm" svg:y="17.383cm">
          <text:p text:style-name="P20"><text:span text:style-name="T19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0" draw:text-style-name="P1" draw:layer="layout" draw:type="curve" svg:x1="23.098cm" svg:y1="18.018cm" svg:x2="25.892cm" svg:y2="14.97cm" draw:start-shape="id123" draw:start-glue-point="10" draw:end-shape="id124" draw:end-glue-point="8" svg:d="M23098 18018c1863 0 2794-1016 2794-3048">
          <text:p/>
        </draw:connector>
        <draw:connector draw:style-name="gr131" draw:text-style-name="P1" draw:layer="layout" draw:type="curve" svg:x1="20.558cm" svg:y1="18.018cm" svg:x2="10.915cm" svg:y2="16.689cm" draw:start-shape="id123" draw:end-shape="id122" draw:end-glue-point="9" svg:d="M20558 18018c-6429 0-9643-443-9643-1329">
          <text:p/>
        </draw:connector>
        <draw:connector draw:style-name="gr135" draw:text-style-name="P1" draw:layer="layout" draw:type="curve" svg:x1="19.923cm" svg:y1="19.365cm" svg:x2="21.828cm" svg:y2="18.653cm" draw:start-shape="id113" draw:start-glue-point="10" draw:end-shape="id123" draw:end-glue-point="8" svg:d="M19923 19365c1270 0 1905-237 1905-712">
          <text:p/>
        </draw:connector>
        <draw:custom-shape draw:style-name="gr222" draw:text-style-name="P14" xml:id="id125" draw:id="id125" draw:layer="layout" svg:width="2.54cm" svg:height="1.27cm" svg:x="24.75cm" svg:y="4.739cm">
          <text:p text:style-name="P14"><text:span text:style-name="T13">8.12.2020 19:30</text:span><text:span text:style-name="T14"><text:line-break/></text:span><text:span text:style-name="T15">: PROG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17" draw:layer="layout" draw:type="curve" svg:x1="24.75cm" svg:y1="5.374cm" svg:x2="20.431cm" svg:y2="3.159cm" draw:start-shape="id125" draw:start-glue-point="3" draw:end-shape="id108" svg:d="M24750 5374c-3238 0-1079-2215-4319-2215">
          <text:p/>
        </draw:connector>
        <draw:connector draw:style-name="gr63" draw:text-style-name="P1" draw:layer="layout" draw:type="curve" svg:x1="17.891cm" svg:y1="3.159cm" svg:x2="4.302cm" svg:y2="3.921cm" draw:start-shape="id108" draw:end-shape="id119" draw:end-glue-point="1" svg:d="M17891 3159c-10173 0-3379 762-13589 762">
          <text:p/>
        </draw:connector>
        <draw:connector draw:style-name="gr64" draw:text-style-name="P1" draw:layer="layout" draw:type="curve" svg:x1="19.161cm" svg:y1="3.794cm" svg:x2="2.397cm" svg:y2="10.398cm" draw:start-shape="id108" draw:start-glue-point="2" draw:end-shape="id118" draw:end-glue-point="4" svg:d="M19161 3794c0 4953-16764 1651-16764 6604">
          <text:p/>
        </draw:connector>
        <draw:connector draw:style-name="gr65" draw:text-style-name="P1" draw:layer="layout" draw:type="curve" svg:x1="19.161cm" svg:y1="3.794cm" svg:x2="2.27cm" svg:y2="17.256cm" draw:start-shape="id108" draw:start-glue-point="2" draw:end-shape="id117" draw:end-glue-point="4" svg:d="M19161 3794c0 10078-16891 3348-16891 13462">
          <text:p/>
        </draw:connector>
        <draw:connector draw:style-name="gr137" draw:text-style-name="P1" draw:layer="layout" draw:type="curve" svg:x1="24.994cm" svg:y1="14.784cm" svg:x2="11.287cm" svg:y2="16.24cm" draw:start-shape="id124" draw:start-glue-point="7" draw:end-shape="id122" draw:end-glue-point="10" svg:d="M24994 14784c0 971-4569 1456-13707 1456">
          <text:p/>
        </draw:connector>
        <draw:connector draw:style-name="gr138" draw:text-style-name="P1" draw:layer="layout" draw:type="curve" svg:x1="24.622cm" svg:y1="14.335cm" svg:x2="11.287cm" svg:y2="14.335cm" draw:start-shape="id124" draw:end-shape="id121" svg:d="M24622 14335h-13335">
          <text:p/>
        </draw:connector>
        <draw:custom-shape draw:style-name="gr223" draw:text-style-name="P19" xml:id="id128" draw:id="id128" draw:layer="layout" svg:width="2.54cm" svg:height="1.27cm" svg:x="10.525cm" svg:y="8.366cm">
          <text:p text:style-name="P19"><text:span text:style-name="T18">Y</text:span></text:p>
          <text:p text:style-name="P19"><text:span text:style-name="T19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14" xml:id="id127" draw:id="id127" draw:layer="layout" svg:width="2.54cm" svg:height="1.27cm" svg:x="10.525cm" svg:y="6.461cm">
          <text:p text:style-name="P14"><text:span text:style-name="T18">X</text:span></text:p>
          <text:p text:style-name="P14"><text:span text:style-name="T19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5" draw:text-style-name="P20" xml:id="id126" draw:id="id126" draw:layer="layout" svg:width="2.54cm" svg:height="1.27cm" svg:x="6.588cm" svg:y="7.35cm">
          <text:p text:style-name="P20"><text:span text:style-name="T19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0" draw:text-style-name="P1" draw:layer="layout" draw:type="curve" svg:x1="9.128cm" svg:y1="7.985cm" svg:x2="10.525cm" svg:y2="7.096cm" draw:start-shape="id126" draw:start-glue-point="1" draw:end-shape="id127" svg:d="M9128 7985c1048 0 350-889 1397-889">
          <text:p/>
        </draw:connector>
        <draw:connector draw:style-name="gr131" draw:text-style-name="P1" draw:layer="layout" draw:type="curve" svg:x1="9.128cm" svg:y1="7.985cm" svg:x2="10.525cm" svg:y2="9.001cm" draw:start-shape="id126" draw:end-shape="id128" svg:d="M9128 7985c1048 0 350 1016 1397 1016">
          <text:p/>
        </draw:connector>
        <draw:connector draw:style-name="gr142" draw:text-style-name="P1" draw:layer="layout" draw:type="curve" svg:x1="7.35cm" svg:y1="10.398cm" svg:x2="6.96cm" svg:y2="8.434cm" draw:start-shape="id115" draw:end-shape="id126" draw:end-glue-point="7" svg:d="M7350 10398c0-1333-390-352-390-1964">
          <text:p/>
        </draw:connector>
        <draw:connector draw:style-name="gr143" draw:text-style-name="P1" draw:layer="layout" draw:type="curve" svg:x1="10.897cm" svg:y1="11.092cm" svg:x2="7.858cm" svg:y2="8.62cm" draw:start-shape="id114" draw:start-glue-point="5" draw:end-shape="id126" draw:end-glue-point="8" svg:d="M10897 11092c0-1993-3039-758-3039-2472">
          <text:p/>
        </draw:connector>
        <draw:custom-shape draw:style-name="gr226" draw:text-style-name="P22" xml:id="id129" draw:id="id129" draw:layer="layout" svg:width="2.54cm" svg:height="1.27cm" svg:x="24.495cm" svg:y="10.525cm">
          <text:p text:style-name="P22"><text:span text:style-name="T23">: SCHE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0" draw:text-style-name="P1" draw:layer="layout" draw:type="curve" svg:x1="24.495cm" svg:y1="11.16cm" svg:x2="13.065cm" svg:y2="7.096cm" draw:start-shape="id129" draw:start-glue-point="3" draw:end-shape="id127" svg:d="M24495 11160c-8590 0-2876-4064-11430-4064">
          <text:p/>
        </draw:connector>
        <draw:connector draw:style-name="gr227" draw:text-style-name="P1" draw:layer="layout" draw:type="curve" svg:x1="27.035cm" svg:y1="11.16cm" svg:x2="27.162cm" svg:y2="14.335cm" draw:start-shape="id129" draw:start-glue-point="10" draw:end-shape="id124" draw:end-glue-point="10" svg:d="M27035 11160c979 0 916 3175 127 3175">
          <text:p/>
        </draw:connector>
        <draw:connector draw:style-name="gr145" draw:text-style-name="P1" draw:layer="layout" draw:type="curve" svg:x1="19.288cm" svg:y1="15.224cm" svg:x2="25.765cm" svg:y2="11.795cm" draw:start-shape="id112" draw:end-shape="id129" draw:end-glue-point="8" svg:d="M19288 15224c0-2553 6477-839 6477-3429">
          <text:p/>
        </draw:connector>
        <draw:connector draw:style-name="gr146" draw:text-style-name="P1" draw:layer="layout" draw:type="curve" svg:x1="20.431cm" svg:y1="12.43cm" svg:x2="24.867cm" svg:y2="11.609cm" draw:start-shape="id111" draw:end-shape="id129" draw:end-glue-point="7" svg:d="M20431 12430c2958 0 4436-273 4436-821">
          <text:p/>
        </draw:connector>
        <draw:connector draw:style-name="gr147" draw:text-style-name="P1" draw:layer="layout" draw:type="curve" svg:x1="20.431cm" svg:y1="9.89cm" svg:x2="24.867cm" svg:y2="10.711cm" draw:start-shape="id110" draw:start-glue-point="10" draw:end-shape="id129" draw:end-glue-point="5" svg:d="M20431 9890c2958 0 4436 273 4436 821">
          <text:p/>
        </draw:connector>
        <draw:connector draw:style-name="gr228" draw:text-style-name="P1" draw:layer="layout" draw:type="curve" svg:x1="19.034cm" svg:y1="7.731cm" svg:x2="25.765cm" svg:y2="10.525cm" draw:start-shape="id109" draw:start-glue-point="2" draw:end-shape="id129" draw:end-glue-point="4" svg:d="M19034 7731c0 2095 6731 699 6731 2794">
          <text:p/>
        </draw:connector>
        <draw:custom-shape draw:style-name="gr229" draw:text-style-name="P23" xml:id="id130" draw:id="id130" draw:layer="layout" svg:width="2.54cm" svg:height="1.27cm" svg:x="20.177cm" svg:y="14.335cm">
          <text:p text:style-name="P23"><text:span text:style-name="T24">+</text:span></text:p>
          <text:p text:style-name="P23"><text:span text:style-name="T25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0" draw:text-style-name="P13" draw:layer="layout" draw:type="curve" svg:x1="24.622cm" svg:y1="14.335cm" svg:x2="22.717cm" svg:y2="14.97cm" draw:start-shape="id124" draw:end-shape="id130" svg:d="M24622 14335c-1428 0-476 635-1905 635">
          <text:p/>
        </draw:connector>
        <draw:connector draw:style-name="gr231" draw:text-style-name="P13" draw:layer="layout" draw:type="curve" svg:x1="20.177cm" svg:y1="14.97cm" svg:x2="17.002cm" svg:y2="12.176cm" draw:start-shape="id130" draw:end-shape="id131" svg:d="M20177 14970c-2380 0-793-2794-3175-2794">
          <text:p/>
        </draw:connector>
        <draw:connector draw:style-name="gr189" draw:text-style-name="P13" draw:layer="layout" draw:type="curve" svg:x1="21.447cm" svg:y1="15.605cm" svg:x2="11.287cm" svg:y2="16.24cm" draw:start-shape="id130" draw:start-glue-point="8" draw:end-shape="id122" svg:d="M21447 15605c0 424-3386 635-10160 635">
          <text:p/>
        </draw:connector>
        <draw:connector draw:style-name="gr232" draw:text-style-name="P13" draw:layer="layout" draw:type="curve" svg:x1="14.462cm" svg:y1="12.176cm" svg:x2="11.287cm" svg:y2="14.335cm" draw:start-shape="id131" draw:end-shape="id121" svg:d="M14462 12176c-2380 0-793 2159-3175 2159">
          <text:p/>
        </draw:connector>
        <draw:connector draw:style-name="gr191" draw:text-style-name="P13" draw:layer="layout" draw:type="curve" svg:x1="15.732cm" svg:y1="12.811cm" svg:x2="15.859cm" svg:y2="13.954cm" draw:start-shape="id131" draw:start-glue-point="8" draw:end-shape="id132" draw:end-glue-point="4" svg:d="M15732 12811c0 876 127 305 127 1143">
          <text:p/>
        </draw:connector>
        <draw:custom-shape draw:style-name="gr233" draw:text-style-name="P14" xml:id="id133" draw:id="id133" draw:layer="layout" svg:width="2.54cm" svg:height="1.27cm" svg:x="14.208cm" svg:y="6.334cm">
          <text:p text:style-name="P14"><text:span text:style-name="T21">&gt;</text:span></text:p>
          <text:p text:style-name="P14"><text:span text:style-name="T15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14" xml:id="id134" draw:id="id134" draw:layer="layout" svg:width="2.54cm" svg:height="1.27cm" svg:x="14.97cm" svg:y="4.048cm">
          <text:p text:style-name="P14"><text:span text:style-name="T21">53</text:span></text:p>
          <text:p text:style-name="P14"><text:span text:style-name="T15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4" draw:text-style-name="P13" draw:layer="layout" draw:type="curve" svg:x1="12.693cm" svg:y1="11.092cm" svg:x2="15.478cm" svg:y2="7.604cm" draw:start-shape="id114" draw:start-glue-point="11" draw:end-shape="id133" draw:end-glue-point="8" svg:d="M12693 11092c0-2755 2785-1012 2785-3488">
          <text:p/>
        </draw:connector>
        <draw:connector draw:style-name="gr195" draw:text-style-name="P13" draw:layer="layout" draw:type="curve" svg:x1="15.478cm" svg:y1="6.334cm" svg:x2="16.24cm" svg:y2="5.318cm" draw:start-shape="id133" draw:start-glue-point="0" draw:end-shape="id134" svg:d="M15478 6334c0-762 762-254 762-1016">
          <text:p/>
        </draw:connector>
        <draw:connector draw:style-name="gr196" draw:text-style-name="P13" draw:layer="layout" draw:type="curve" svg:x1="14.58cm" svg:y1="7.418cm" svg:x2="12.693cm" svg:y2="8.552cm" draw:start-shape="id133" draw:start-glue-point="7" draw:end-shape="id128" draw:end-glue-point="11" svg:d="M14580 7418c0 1030-943 687-943 567s-944-463-944 567">
          <text:p/>
        </draw:connector>
        <draw:connector draw:style-name="gr160" draw:text-style-name="P1" draw:layer="layout" draw:type="curve" svg:x1="17.891cm" svg:y1="12.43cm" svg:x2="13.065cm" svg:y2="9.001cm" draw:start-shape="id111" draw:end-shape="id128" draw:end-glue-point="1" svg:d="M17891 12430c-3619 0-1207-3429-4826-3429">
          <text:p/>
        </draw:connector>
        <draw:custom-shape draw:style-name="gr235" draw:text-style-name="P14" xml:id="id132" draw:id="id132" draw:layer="layout" svg:width="2.54cm" svg:height="1.27cm" svg:x="14.589cm" svg:y="13.954cm">
          <text:p text:style-name="P14"><text:span text:style-name="T21">42</text:span></text:p>
          <text:p text:style-name="P14"><text:span text:style-name="T15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6" draw:text-style-name="P23" xml:id="id131" draw:id="id131" draw:layer="layout" svg:width="2.54cm" svg:height="1.27cm" svg:x="14.462cm" svg:y="11.541cm">
          <text:p text:style-name="P23"><text:span text:style-name="T24">mod</text:span></text:p>
          <text:p text:style-name="P23"><text:span text:style-name="T25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4" draw:display-name="Arrowheads 4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0-12-17T18:03:05.290018077</meta:creation-date>
    <dc:date>2021-03-03T21:47:18</dc:date>
    <meta:editing-duration>PT9H26M57S</meta:editing-duration>
    <meta:editing-cycles>15</meta:editing-cycles>
    <meta:generator>OpenOffice/4.1.9$Unix OpenOffice.org_project/419m1$Build-9805</meta:generator>
    <dc:creator>Alex W</dc:creator>
    <meta:document-statistic meta:object-count="367"/>
  </office:meta>
</office:document-meta>
</file>